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6A800002CC1F10ADEF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Arial2" svg:font-family="Arial"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fo:line-height="0.1665in" fo:text-align="start" style:justify-single-word="false" fo:text-indent="0in" style:auto-text-indent="false"/>
    </style:style>
    <style:style style:name="P2" style:family="paragraph" style:parent-style-name="Standard">
      <style:paragraph-properties fo:margin-left="0in" fo:margin-right="0in" fo:margin-top="0in" fo:margin-bottom="0in" fo:line-height="0.1665in" fo:text-align="justify" style:justify-single-word="false" fo:text-indent="0in" style:auto-text-indent="false"/>
    </style:style>
    <style:style style:name="P3"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4"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5"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 fo:font-size="10pt" fo:letter-spacing="normal" style:text-underline-style="none" fo:background-color="#ffffff" style:font-name-asian="Courier New2" style:font-size-asian="10pt" style:font-name-complex="Courier New2"/>
    </style:style>
    <style:style style:name="P6"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ourier New" fo:font-size="10pt" fo:letter-spacing="normal" style:text-underline-style="none" fo:background-color="#ffffff" style:font-name-asian="Courier New2" style:font-size-asian="10pt" style:font-name-complex="Courier New2"/>
    </style:style>
    <style:style style:name="P7"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alibri" fo:font-size="10pt" fo:letter-spacing="normal" fo:background-color="#ffffff" style:font-name-asian="Calibri1" style:font-size-asian="10pt" style:font-name-complex="Calibri1"/>
    </style:style>
    <style:style style:name="P8" style:family="paragraph" style:parent-style-name="Standard">
      <style:paragraph-properties fo:margin-left="0in" fo:margin-right="0in" fo:margin-top="0in" fo:margin-bottom="0in" fo:line-height="150%" fo:text-align="start" style:justify-single-word="false" fo:text-indent="0in" style:auto-text-indent="false"/>
      <style:text-properties fo:color="#000000" style:font-name="Calibri" fo:font-size="11pt" fo:letter-spacing="normal" fo:background-color="#ffffff" style:font-name-asian="Calibri1" style:font-size-asian="11pt" style:font-name-complex="Calibri1" style:font-size-complex="11pt"/>
    </style:style>
    <style:style style:name="P9"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ourier New1" fo:font-size="10pt" fo:letter-spacing="normal" style:text-underline-style="none" fo:background-color="#ffffff" style:font-name-asian="Consolas" style:font-size-asian="10pt" style:font-name-complex="Consolas"/>
    </style:style>
    <style:style style:name="P10"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1" fo:font-size="10pt" fo:letter-spacing="normal" style:text-underline-style="none" fo:background-color="#ffffff" style:font-name-asian="Courier New1" style:font-size-asian="10pt" style:font-name-complex="Courier New1" style:font-size-complex="10pt"/>
    </style:style>
    <style:style style:name="P11"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font-name="Courier New" fo:font-size="10pt" fo:letter-spacing="normal" fo:background-color="#ffffff" style:font-name-asian="Courier New2" style:font-size-asian="10pt" style:font-name-complex="Courier New2"/>
    </style:style>
    <style:style style:name="P12"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font-name="Courier New" fo:font-size="10pt" fo:letter-spacing="normal" style:text-underline-style="none" fo:background-color="#ffffff" style:font-name-asian="Courier New2" style:font-size-asian="10pt" style:font-name-complex="Courier New2"/>
    </style:style>
    <style:style style:name="P13" style:family="paragraph" style:parent-style-name="Standard">
      <style:paragraph-properties fo:margin-left="0in" fo:margin-right="0in" fo:margin-top="0in" fo:margin-bottom="0in" fo:line-height="100%" fo:text-align="start" style:justify-single-word="false" fo:text-indent="0in" style:auto-text-indent="false"/>
      <style:text-properties fo:color="#00000a" style:font-name="Courier New" fo:font-size="10pt" fo:letter-spacing="normal" style:text-underline-style="none" fo:background-color="#ffffff" style:font-name-asian="Courier New2" style:font-size-asian="10pt" style:font-name-complex="Courier New2"/>
    </style:style>
    <style:style style:name="P14"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font-name="Calibri" fo:font-size="11pt" fo:letter-spacing="normal" fo:background-color="#ffffff" style:font-name-asian="Calibri1" style:font-size-asian="11pt" style:font-name-complex="Calibri1"/>
    </style:style>
    <style:style style:name="P15" style:family="paragraph" style:parent-style-name="Standard">
      <style:paragraph-properties fo:margin-left="0in" fo:margin-right="0in" fo:margin-top="0in" fo:margin-bottom="0in" fo:line-height="150%" fo:text-align="start" style:justify-single-word="false" fo:text-indent="0in" style:auto-text-indent="false"/>
      <style:text-properties fo:color="#00000a" style:font-name="Calibri" fo:font-size="11pt" fo:letter-spacing="normal" fo:background-color="#ffffff" style:font-name-asian="Calibri1" style:font-size-asian="11pt" style:font-name-complex="Calibri1"/>
    </style:style>
    <style:style style:name="P16" style:family="paragraph" style:parent-style-name="Standard">
      <style:paragraph-properties fo:margin-left="0in" fo:margin-right="0in" fo:margin-top="0in" fo:margin-bottom="0in" fo:line-height="100%" fo:text-align="start" style:justify-single-word="false" fo:text-indent="0in" style:auto-text-indent="false"/>
      <style:text-properties fo:color="#00000a" style:font-name="Calibri" fo:font-size="11pt" fo:letter-spacing="normal" style:text-underline-style="none" fo:background-color="#ffffff" style:font-name-asian="Calibri1" style:font-size-asian="11pt" style:font-name-complex="Calibri1"/>
    </style:style>
    <style:style style:name="P17" style:family="paragraph" style:parent-style-name="Standard">
      <style:paragraph-properties fo:margin-left="0in" fo:margin-right="0in" fo:margin-top="0in" fo:margin-bottom="0in" fo:line-height="100%" fo:text-align="start" style:justify-single-word="false" fo:text-indent="0in" style:auto-text-indent="false"/>
      <style:text-properties fo:color="#00000a" style:font-name="Courier New1" fo:font-size="10pt" fo:letter-spacing="normal" style:text-underline-style="none" fo:background-color="#ffffff" style:font-name-asian="Consolas" style:font-size-asian="10pt" style:font-name-complex="Consolas"/>
    </style:style>
    <style:style style:name="P18" style:family="paragraph" style:parent-style-name="Standard">
      <style:paragraph-properties fo:margin-left="0in" fo:margin-right="0in" fo:margin-top="0in" fo:margin-bottom="0in" fo:line-height="0.1665in" fo:text-align="start" style:justify-single-word="false" fo:text-indent="0in" style:auto-text-indent="false"/>
      <style:text-properties style:text-underline-style="none"/>
    </style:style>
    <style:style style:name="P19" style:family="paragraph" style:parent-style-name="Standard">
      <style:paragraph-properties fo:margin-left="0in" fo:margin-right="0in" fo:margin-top="0in" fo:margin-bottom="0in" fo:line-height="100%" fo:text-align="start" style:justify-single-word="false" fo:text-indent="0in" style:auto-text-indent="false"/>
      <style:text-properties style:text-underline-style="none"/>
    </style:style>
    <style:style style:name="P20" style:family="paragraph" style:parent-style-name="Standard">
      <style:paragraph-properties fo:margin-left="0in" fo:margin-right="0in" fo:margin-top="0in" fo:margin-bottom="0in" fo:line-height="100%" fo:text-align="start" style:justify-single-word="false" fo:text-indent="0in" style:auto-text-indent="false"/>
      <style:text-properties style:font-name="Courier New1" style:text-underline-style="none"/>
    </style:style>
    <style:style style:name="P21" style:family="paragraph" style:parent-style-name="Standard">
      <style:paragraph-properties fo:margin-left="0in" fo:margin-right="0in" fo:margin-top="0in" fo:margin-bottom="0in" fo:line-height="100%" fo:text-align="start" style:justify-single-word="false" fo:text-indent="0in" style:auto-text-indent="false"/>
      <style:text-properties fo:color="#3f5fbf" style:font-name="Courier New" fo:font-size="10pt" fo:letter-spacing="normal" style:text-underline-style="none" fo:background-color="#ffffff" style:font-name-asian="Courier New2" style:font-size-asian="10pt" style:font-name-complex="Courier New2"/>
    </style:style>
    <style:style style:name="P22" style:family="paragraph" style:parent-style-name="Standard">
      <style:paragraph-properties fo:margin-left="0in" fo:margin-right="0in" fo:margin-top="0in" fo:margin-bottom="0in" fo:line-height="100%" fo:text-align="start" style:justify-single-word="false" fo:text-indent="0in" style:auto-text-indent="false"/>
      <style:text-properties fo:color="#3f7f5f" style:font-name="Courier New" fo:font-size="10pt" fo:letter-spacing="normal" style:text-underline-style="none" fo:background-color="#ffffff" style:font-name-asian="Courier New2" style:font-size-asian="10pt" style:font-name-complex="Courier New2"/>
    </style:style>
    <style:style style:name="P23" style:family="paragraph" style:parent-style-name="Standard">
      <style:paragraph-properties fo:margin-left="0in" fo:margin-right="0in" fo:margin-top="0in" fo:margin-bottom="0in" fo:line-height="0.1665in" fo:text-align="start" style:justify-single-word="false" fo:text-indent="0in" style:auto-text-indent="false"/>
      <style:text-properties style:font-name="Courier New" fo:font-size="10pt" style:font-name-asian="Courier New2" style:font-size-asian="10pt" style:font-name-complex="Courier New2"/>
    </style:style>
    <style:style style:name="P24" style:family="paragraph" style:parent-style-name="Standard" style:master-page-name="">
      <style:paragraph-properties fo:margin-left="0in" fo:margin-right="0in" fo:margin-top="0in" fo:margin-bottom="0in" fo:line-height="100%" fo:text-align="start" style:justify-single-word="false" fo:text-indent="0in" style:auto-text-indent="false" style:page-number="auto"/>
      <style:text-properties style:text-underline-style="none"/>
    </style:style>
    <style:style style:name="P25" style:family="paragraph" style:parent-style-name="Standard" style:master-page-name="">
      <style:paragraph-properties fo:margin-left="0in" fo:margin-right="0in" fo:margin-top="0in" fo:margin-bottom="0in" fo:line-height="100%" fo:text-align="start" style:justify-single-word="false" fo:text-indent="0in" style:auto-text-indent="false" style:page-number="auto"/>
      <style:text-properties style:font-name="Courier New1" style:text-underline-style="none"/>
    </style:style>
    <style:style style:name="P26" style:family="paragraph" style:parent-style-name="Standard" style:master-page-name="">
      <style:paragraph-properties fo:margin-left="0in" fo:margin-right="0in" fo:margin-top="0in" fo:margin-bottom="0in" fo:line-height="100%" fo:text-align="start" style:justify-single-word="false" fo:text-indent="0in" style:auto-text-indent="false" style:page-number="auto"/>
      <style:text-properties style:font-name="Courier New1" fo:font-size="10pt" style:text-underline-style="none" style:font-name-asian="Courier New1" style:font-size-asian="10pt" style:font-name-complex="Courier New1" style:font-size-complex="10pt"/>
    </style:style>
    <style:style style:name="P27" style:family="paragraph" style:parent-style-name="Standard">
      <style:paragraph-properties fo:margin-left="0in" fo:margin-right="0in" fo:margin-top="0in" fo:margin-bottom="0.139in" fo:line-height="0.1917in" fo:text-align="start" style:justify-single-word="false" fo:text-indent="0in" style:auto-text-indent="false">
        <style:tab-stops>
          <style:tab-stop style:position="0.302in"/>
        </style:tab-stops>
      </style:paragraph-properties>
      <style:text-properties fo:font-weight="bold" style:font-weight-asian="bold" style:font-weight-complex="bold"/>
    </style:style>
    <style:style style:name="P28" style:family="paragraph" style:parent-style-name="Standard">
      <style:paragraph-properties fo:margin-left="0in" fo:margin-right="0in" fo:margin-top="0in" fo:margin-bottom="0.139in" fo:line-height="0.1917in" fo:text-align="start" style:justify-single-word="false" fo:text-indent="0in" style:auto-text-indent="false"/>
      <style:text-properties fo:color="#00000a" style:font-name="Calibri" fo:font-size="11pt" fo:letter-spacing="normal" fo:background-color="#ffffff" style:font-name-asian="Calibri1" style:font-size-asian="11pt" style:font-name-complex="Calibri1"/>
    </style:style>
    <style:style style:name="P29"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style>
    <style:style style:name="P31"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32" style:family="paragraph" style:parent-style-name="Standard">
      <style:paragraph-properties fo:margin-left="0.5in" fo:margin-right="0in" fo:margin-top="0in" fo:margin-bottom="0.139in" fo:line-height="0.1917in" fo:text-align="start" style:justify-single-word="false" fo:text-indent="0in" style:auto-text-indent="false"/>
      <style:text-properties fo:color="#00000a" style:font-name="Calibri" fo:font-size="11pt" fo:letter-spacing="normal" fo:background-color="#ffffff" style:font-name-asian="Calibri1" style:font-size-asian="11pt" style:font-name-complex="Calibri1"/>
    </style:style>
    <style:style style:name="P33" style:family="paragraph" style:parent-style-name="Standard">
      <style:paragraph-properties fo:margin-left="0.5in" fo:margin-right="0in" fo:margin-top="0in" fo:margin-bottom="0in" fo:line-height="0.1665in" fo:text-align="start" style:justify-single-word="false" fo:text-indent="0in" style:auto-text-indent="false"/>
    </style:style>
    <style:style style:name="P34" style:family="paragraph" style:parent-style-name="Standard">
      <style:paragraph-properties fo:margin-left="0.5in" fo:margin-right="0in" fo:margin-top="0in" fo:margin-bottom="0in" fo:line-height="0.1665in" fo:text-align="justify" style:justify-single-word="false" fo:text-indent="0in" style:auto-text-indent="false"/>
    </style:style>
    <style:style style:name="P35" style:family="paragraph" style:parent-style-name="Standard">
      <style:paragraph-properties fo:margin-left="0.5in" fo:margin-right="0in" fo:margin-top="0in" fo:margin-bottom="0in" fo:line-height="0.1665in" fo:text-align="start" style:justify-single-word="false" fo:text-indent="0in" style:auto-text-indent="false"/>
      <style:text-properties fo:color="#00000a" style:font-name="Courier New" fo:font-size="10pt" fo:letter-spacing="normal" fo:background-color="#ffffff" style:font-name-asian="Courier New2" style:font-size-asian="10pt" style:font-name-complex="Courier New2"/>
    </style:style>
    <style:style style:name="P36" style:family="paragraph" style:parent-style-name="Standard">
      <style:paragraph-properties fo:margin-left="0.5in" fo:margin-right="0in" fo:margin-top="0in" fo:margin-bottom="0in" fo:line-height="0.1665in" fo:text-align="justify" style:justify-single-word="false" fo:text-indent="0in" style:auto-text-indent="false"/>
      <style:text-properties fo:color="#00000a" style:font-name="Courier New" fo:font-size="10pt" fo:letter-spacing="normal" fo:background-color="#ffffff" style:font-name-asian="Courier New2" style:font-size-asian="10pt" style:font-name-complex="Courier New2"/>
    </style:style>
    <style:style style:name="P37" style:family="paragraph" style:parent-style-name="Standard">
      <style:paragraph-properties fo:margin-left="0.5in" fo:margin-right="0in" fo:margin-top="0in" fo:margin-bottom="0in" fo:line-height="0.1665in" fo:text-align="start" style:justify-single-word="false" fo:text-indent="0in" style:auto-text-indent="false"/>
      <style:text-properties fo:color="#00000a" style:font-name="Calibri" fo:font-size="11pt" fo:letter-spacing="normal" fo:background-color="#ffffff" style:font-name-asian="Calibri1" style:font-size-asian="11pt" style:font-name-complex="Calibri1"/>
    </style:style>
    <style:style style:name="P38" style:family="paragraph" style:parent-style-name="Standard">
      <style:paragraph-properties fo:margin-left="0.5in" fo:margin-right="0in" fo:margin-top="0in" fo:margin-bottom="0in" fo:line-height="0.1665in"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39" style:family="paragraph" style:parent-style-name="Standard">
      <style:paragraph-properties fo:margin-left="0.5in" fo:margin-right="0in" fo:margin-top="0in" fo:margin-bottom="0in" fo:line-height="0.1665in" fo:text-align="justify"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40" style:family="paragraph" style:parent-style-name="Standard">
      <style:paragraph-properties fo:margin-left="0.5in" fo:margin-right="0in" fo:margin-top="0in" fo:margin-bottom="0in" fo:line-height="0.1665in" fo:text-align="start" style:justify-single-word="false" fo:text-indent="0in" style:auto-text-indent="false"/>
      <style:text-properties fo:color="#000000" style:font-name="Courier New" fo:font-size="10pt" fo:letter-spacing="normal" style:text-underline-style="none" fo:background-color="#ffffff" style:font-name-asian="Courier New2" style:font-size-asian="10pt" style:font-name-complex="Courier New2"/>
    </style:style>
    <style:style style:name="P41" style:family="paragraph" style:parent-style-name="Standard">
      <style:paragraph-properties fo:margin-left="0.5in" fo:margin-right="0in" fo:margin-top="0in" fo:margin-bottom="0in" fo:line-height="0.1665in" fo:text-align="start" style:justify-single-word="false" fo:text-indent="0in" style:auto-text-indent="false"/>
      <style:text-properties fo:color="#3f5fbf" style:font-name="Courier New" fo:font-size="10pt" fo:letter-spacing="normal" fo:background-color="#ffffff" style:font-name-asian="Courier New2" style:font-size-asian="10pt" style:font-name-complex="Courier New2"/>
    </style:style>
    <style:style style:name="P42" style:family="paragraph" style:parent-style-name="Standard">
      <style:paragraph-properties fo:margin-left="1in" fo:margin-right="0in" fo:margin-top="0in" fo:margin-bottom="0in" fo:line-height="0.1665in" fo:text-align="justify" style:justify-single-word="false" fo:text-indent="0in" style:auto-text-indent="false"/>
    </style:style>
    <style:style style:name="P43" style:family="paragraph" style:parent-style-name="Standard">
      <style:paragraph-properties fo:margin-left="1in" fo:margin-right="0in" fo:margin-top="0in" fo:margin-bottom="0in" fo:line-height="0.1665in" fo:text-align="justify" style:justify-single-word="false" fo:text-indent="0in" style:auto-text-indent="false"/>
      <style:text-properties fo:color="#00000a" style:font-name="Courier New" fo:font-size="10pt" fo:letter-spacing="normal" fo:background-color="#ffffff" style:font-name-asian="Courier New2" style:font-size-asian="10pt" style:font-name-complex="Courier New2"/>
    </style:style>
    <style:style style:name="P44" style:family="paragraph" style:parent-style-name="Standard">
      <style:paragraph-properties fo:margin-left="1in" fo:margin-right="0in" fo:margin-top="0in" fo:margin-bottom="0in" fo:line-height="0.1665in" fo:text-align="justify"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45" style:family="paragraph" style:parent-style-name="Standard">
      <style:paragraph-properties fo:margin-left="0.8335in" fo:margin-right="0in" fo:margin-top="0in" fo:margin-bottom="0in" fo:line-height="0.1665in" fo:text-align="start" style:justify-single-word="false" fo:text-indent="0in" style:auto-text-indent="false"/>
      <style:text-properties fo:color="#00000a" style:font-name="Calibri" fo:font-size="11pt" fo:letter-spacing="normal" fo:background-color="#ffffff" style:font-name-asian="Calibri1" style:font-size-asian="11pt" style:font-name-complex="Calibri1"/>
    </style:style>
    <style:style style:name="P46" style:family="paragraph" style:parent-style-name="Standard">
      <style:paragraph-properties fo:margin-left="0.8335in" fo:margin-right="0in" fo:margin-top="0in" fo:margin-bottom="0in" fo:line-height="0.1665in" fo:text-align="start" style:justify-single-word="false" fo:text-indent="0in" style:auto-text-indent="false"/>
    </style:style>
    <style:style style:name="P47" style:family="paragraph" style:parent-style-name="Standard">
      <style:paragraph-properties fo:margin-left="1in" fo:margin-right="0in" fo:margin-top="0in" fo:margin-bottom="0in" fo:line-height="0.1665in" fo:text-align="justify" style:justify-single-word="false" fo:text-indent="0.5in" style:auto-text-indent="false"/>
    </style:style>
    <style:style style:name="P48" style:family="paragraph" style:parent-style-name="Standard">
      <style:paragraph-properties fo:margin-left="0.5in" fo:margin-right="0in" fo:margin-top="0in" fo:margin-bottom="0in" fo:line-height="0.1665in" fo:text-align="start" style:justify-single-word="false" fo:text-indent="0.5in" style:auto-text-indent="false"/>
      <style:text-properties fo:color="#000000" style:font-name="Courier New" fo:font-size="10pt" fo:letter-spacing="normal" fo:background-color="#ffffff" style:font-name-asian="Courier New2" style:font-size-asian="10pt" style:font-name-complex="Courier New2"/>
    </style:style>
    <style:style style:name="P49" style:family="paragraph" style:parent-style-name="Standard">
      <style:paragraph-properties fo:margin-left="0.5in" fo:margin-right="0in" fo:margin-top="0in" fo:margin-bottom="0in" fo:line-height="0.1665in" fo:text-align="start" style:justify-single-word="false" fo:text-indent="0.5in" style:auto-text-indent="false"/>
      <style:text-properties style:text-underline-style="none"/>
    </style:style>
    <style:style style:name="P50" style:family="paragraph" style:parent-style-name="Standard" style:master-page-name="Standard">
      <style:paragraph-properties fo:margin-left="0in" fo:margin-right="0in" fo:margin-top="0in" fo:margin-bottom="0.139in" fo:line-height="0.1917in" fo:text-align="center" style:justify-single-word="false" fo:text-indent="0in" style:auto-text-indent="false" style:page-number="auto"/>
      <style:text-properties fo:color="#00000a" style:font-name="Calibri" fo:font-size="12pt" fo:letter-spacing="normal" style:text-underline-style="solid" style:text-underline-width="auto" style:text-underline-color="font-color" fo:font-weight="bold" fo:background-color="#ffffff" style:font-name-asian="Calibri1" style:font-size-asian="12pt" style:font-weight-asian="bold" style:font-name-complex="Calibri1" style:font-size-complex="12pt"/>
    </style:style>
    <style:style style:name="P51" style:family="paragraph" style:parent-style-name="Standard" style:list-style-name="WWNum3" style:master-page-name="">
      <style:paragraph-properties fo:margin-left="0in" fo:margin-right="0in" fo:margin-top="0in" fo:margin-bottom="0in" fo:line-height="150%" fo:text-align="start" style:justify-single-word="false" fo:text-indent="0in" style:auto-text-indent="false" style:page-number="auto">
        <style:tab-stops>
          <style:tab-stop style:position="0.302in"/>
        </style:tab-stops>
      </style:paragraph-properties>
      <style:text-properties fo:color="#00000a" style:font-name="Calibri" fo:font-size="11pt" fo:letter-spacing="normal" fo:background-color="#ffffff" style:font-name-asian="Calibri1" style:font-size-asian="11pt" style:font-name-complex="Calibri1"/>
    </style:style>
    <style:style style:name="P52" style:family="paragraph" style:parent-style-name="Standard" style:list-style-name="WWNum23" style:master-page-name="">
      <style:paragraph-properties fo:margin-left="0in" fo:margin-right="0in" fo:margin-top="0in" fo:margin-bottom="0in" fo:line-height="150%" fo:text-align="start" style:justify-single-word="false" fo:text-indent="0in" style:auto-text-indent="false" style:page-number="auto">
        <style:tab-stops>
          <style:tab-stop style:position="0.302in"/>
        </style:tab-stops>
      </style:paragraph-properties>
      <style:text-properties fo:color="#00000a" style:font-name="Calibri" fo:font-size="11pt" fo:letter-spacing="normal" fo:background-color="#ffffff" style:font-name-asian="Calibri1" style:font-size-asian="11pt" style:font-name-complex="Calibri1"/>
    </style:style>
    <style:style style:name="P53" style:family="paragraph" style:parent-style-name="Standard" style:list-style-name="WWNum28" style:master-page-name="">
      <style:paragraph-properties fo:margin-left="0in" fo:margin-right="0in" fo:margin-top="0in" fo:margin-bottom="0in" fo:line-height="150%" fo:text-align="start" style:justify-single-word="false" fo:text-indent="0in" style:auto-text-indent="false" style:page-number="auto">
        <style:tab-stops>
          <style:tab-stop style:position="0.302in"/>
        </style:tab-stops>
      </style:paragraph-properties>
      <style:text-properties fo:color="#00000a" style:font-name="Calibri" fo:font-size="11pt" fo:letter-spacing="normal" fo:background-color="#ffffff" style:font-name-asian="Calibri1" style:font-size-asian="11pt" style:font-name-complex="Calibri1"/>
    </style:style>
    <style:style style:name="P54" style:family="paragraph" style:parent-style-name="Standard" style:list-style-name="L1" style:master-page-name="">
      <style:paragraph-properties fo:margin-left="0in" fo:margin-right="0in" fo:margin-top="0in" fo:margin-bottom="0in" fo:line-height="150%" fo:text-align="start" style:justify-single-word="false" fo:text-indent="0in" style:auto-text-indent="false" style:page-number="auto">
        <style:tab-stops>
          <style:tab-stop style:position="0.302in"/>
        </style:tab-stops>
      </style:paragraph-properties>
      <style:text-properties fo:color="#00000a" style:font-name="Calibri" fo:font-size="11pt" fo:letter-spacing="normal" fo:background-color="#ffffff" style:font-name-asian="Calibri1" style:font-size-asian="11pt" style:font-name-complex="Calibri1"/>
    </style:style>
    <style:style style:name="P55" style:family="paragraph" style:parent-style-name="Standard" style:list-style-name="WWNum23" style:master-page-name="">
      <style:paragraph-properties fo:margin-left="0in" fo:margin-right="0in" fo:margin-top="0in" fo:margin-bottom="0in" fo:line-height="150%" fo:text-align="start" style:justify-single-word="false" fo:text-indent="0in" style:auto-text-indent="false" style:page-number="auto">
        <style:tab-stops>
          <style:tab-stop style:position="0.3126in"/>
        </style:tab-stops>
      </style:paragraph-properties>
      <style:text-properties fo:color="#00000a" style:font-name="Calibri" fo:font-size="11pt" fo:letter-spacing="normal" fo:background-color="#ffffff" style:font-name-asian="Calibri1" style:font-size-asian="11pt" style:font-name-complex="Calibri1"/>
    </style:style>
    <style:style style:name="P56" style:family="paragraph" style:parent-style-name="Standard" style:list-style-name="WWNum3">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57" style:family="paragraph" style:parent-style-name="Standard" style:list-style-name="WWNum34">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58" style:family="paragraph" style:parent-style-name="Standard" style:list-style-name="WWNum23">
      <style:paragraph-properties fo:margin-left="0in" fo:margin-right="0in" fo:margin-top="0in" fo:margin-bottom="0in" fo:line-height="150%" fo:text-align="start" style:justify-single-word="false" fo:text-indent="0in" style:auto-text-indent="false">
        <style:tab-stops>
          <style:tab-stop style:position="0.3126in"/>
        </style:tab-stops>
      </style:paragraph-properties>
    </style:style>
    <style:style style:name="P59" style:family="paragraph" style:parent-style-name="Standard" style:list-style-name="WWNum3">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a" style:font-name="Calibri" fo:font-size="11pt" fo:letter-spacing="normal" fo:background-color="#ffffff" style:font-name-asian="Calibri1" style:font-size-asian="11pt" style:font-name-complex="Calibri1"/>
    </style:style>
    <style:style style:name="P60" style:family="paragraph" style:parent-style-name="Standard" style:list-style-name="WWNum9">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a" style:font-name="Calibri" fo:font-size="11pt" fo:letter-spacing="normal" fo:background-color="#ffffff" style:font-name-asian="Calibri1" style:font-size-asian="11pt" style:font-name-complex="Calibri1"/>
    </style:style>
    <style:style style:name="P61" style:family="paragraph" style:parent-style-name="Standard" style:list-style-name="WWNum34">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a" style:font-name="Calibri" fo:font-size="11pt" fo:letter-spacing="normal" fo:background-color="#ffffff" style:font-name-asian="Calibri1" style:font-size-asian="11pt" style:font-name-complex="Calibri1"/>
    </style:style>
    <style:style style:name="P62" style:family="paragraph" style:parent-style-name="Standard" style:list-style-name="WWNum38">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a" style:font-name="Calibri" fo:font-size="11pt" fo:letter-spacing="normal" fo:background-color="#ffffff" style:font-name-asian="Calibri1" style:font-size-asian="11pt" style:font-name-complex="Calibri1"/>
    </style:style>
    <style:style style:name="P63" style:family="paragraph" style:parent-style-name="Standard" style:list-style-name="WWNum40">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a" style:font-name="Calibri" fo:font-size="11pt" fo:letter-spacing="normal" fo:background-color="#ffffff" style:font-name-asian="Calibri1" style:font-size-asian="11pt" style:font-name-complex="Calibri1"/>
    </style:style>
    <style:style style:name="P64" style:family="paragraph" style:parent-style-name="Standard" style:list-style-name="WWNum43">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a" style:font-name="Calibri" fo:font-size="11pt" fo:letter-spacing="normal" fo:background-color="#ffffff" style:font-name-asian="Calibri1" style:font-size-asian="11pt" style:font-name-complex="Calibri1"/>
    </style:style>
    <style:style style:name="P65" style:family="paragraph" style:parent-style-name="Standard" style:list-style-name="WWNum28">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a" style:font-name="Calibri" fo:font-size="11pt" fo:letter-spacing="normal" fo:background-color="#ffffff" style:font-name-asian="Calibri1" style:font-size-asian="11pt" style:font-name-complex="Calibri1"/>
    </style:style>
    <style:style style:name="P66" style:family="paragraph" style:parent-style-name="Standard" style:list-style-name="WWNum23">
      <style:paragraph-properties fo:margin-left="0in" fo:margin-right="0in" fo:margin-top="0in" fo:margin-bottom="0in" fo:line-height="150%" fo:text-align="start" style:justify-single-word="false" fo:text-indent="0in" style:auto-text-indent="false"/>
      <style:text-properties fo:color="#00000a" style:font-name="Calibri" fo:font-size="11pt" fo:letter-spacing="normal" fo:background-color="#ffffff" style:font-name-asian="Calibri1" style:font-size-asian="11pt" style:font-name-complex="Calibri1"/>
    </style:style>
    <style:style style:name="P67" style:family="paragraph" style:parent-style-name="Standard" style:list-style-name="WWNum56">
      <style:paragraph-properties fo:margin-left="0in" fo:margin-right="0in" fo:margin-top="0in" fo:margin-bottom="0in" fo:line-height="0.1665in" fo:text-align="start" style:justify-single-word="false" fo:text-indent="0in" style:auto-text-indent="false">
        <style:tab-stops>
          <style:tab-stop style:position="0.302in"/>
        </style:tab-stops>
      </style:paragraph-properties>
      <style:text-properties fo:color="#00000a" style:font-name="Calibri" fo:font-size="11pt" fo:letter-spacing="normal" fo:background-color="#ffffff" style:font-name-asian="Calibri1" style:font-size-asian="11pt" style:font-name-complex="Calibri1"/>
    </style:style>
    <style:style style:name="P68" style:family="paragraph" style:parent-style-name="Standard" style:list-style-name="WWNum34">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color="#00000a" style:font-name="Calibri" fo:font-size="11pt" fo:letter-spacing="normal" style:text-underline-style="solid" style:text-underline-width="auto" style:text-underline-color="font-color" fo:font-weight="bold" fo:background-color="#ffffff" style:font-name-asian="Calibri1" style:font-size-asian="11pt" style:font-weight-asian="bold" style:font-name-complex="Calibri1" style:font-weight-complex="bold"/>
    </style:style>
    <style:style style:name="P69" style:family="paragraph" style:parent-style-name="Standard">
      <style:paragraph-properties fo:margin-left="0in" fo:margin-right="0in" fo:margin-top="0in" fo:margin-bottom="0in" fo:line-height="0.1665in" fo:text-align="start" style:justify-single-word="false" fo:text-indent="0in" style:auto-text-indent="false"/>
      <style:text-properties fo:color="#7f0055" style:font-name="Courier New" fo:font-size="10pt" fo:letter-spacing="normal" style:text-underline-style="none" fo:font-weight="bold" fo:background-color="#ffffff" style:font-name-asian="Courier New2" style:font-size-asian="10pt" style:font-weight-asian="bold" style:font-name-complex="Courier New2"/>
    </style:style>
    <style:style style:name="P70"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 fo:font-size="10pt" fo:letter-spacing="normal" style:text-underline-style="none" fo:font-weight="bold" fo:background-color="#ffffff" style:font-name-asian="Courier New2" style:font-size-asian="10pt" style:font-weight-asian="bold" style:font-name-complex="Courier New2"/>
    </style:style>
    <style:style style:name="P71" style:family="paragraph" style:parent-style-name="Standard" style:list-style-name="WWNum16">
      <style:paragraph-properties fo:margin-left="0in" fo:margin-right="0in" fo:margin-top="0in" fo:margin-bottom="0in" fo:line-height="0.1665in" fo:text-align="start" style:justify-single-word="false" fo:text-indent="0in" style:auto-text-indent="false">
        <style:tab-stops>
          <style:tab-stop style:position="0.302in"/>
        </style:tab-stops>
      </style:paragraph-properties>
      <style:text-properties fo:font-weight="bold" style:font-weight-asian="bold" style:font-weight-complex="bold"/>
    </style:style>
    <style:style style:name="P72" style:family="paragraph" style:parent-style-name="Standard">
      <style:paragraph-properties fo:margin-left="0in" fo:margin-right="0in" fo:margin-top="0in" fo:margin-bottom="0in" fo:line-height="100%" fo:text-align="start" style:justify-single-word="false" fo:text-indent="0in" style:auto-text-indent="false"/>
    </style:style>
    <style:style style:name="P73"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74" style:family="paragraph" style:parent-style-name="Standard" style:list-style-name="WWNum23">
      <style:paragraph-properties fo:margin-left="0in" fo:margin-right="0in" fo:margin-top="0in" fo:margin-bottom="0in" fo:line-height="150%" fo:text-align="start" style:justify-single-word="false" fo:text-indent="-0.0102in" style:auto-text-indent="false">
        <style:tab-stops>
          <style:tab-stop style:position="0.302in"/>
        </style:tab-stops>
      </style:paragraph-properties>
      <style:text-properties fo:color="#00000a" style:font-name="Calibri" fo:font-size="11pt" fo:letter-spacing="normal" fo:background-color="#ffffff" style:font-name-asian="Calibri1" style:font-size-asian="11pt" style:font-name-complex="Calibri1"/>
    </style:style>
    <style:style style:name="P75" style:family="paragraph" style:parent-style-name="Standard" style:list-style-name="WWNum23">
      <style:paragraph-properties fo:margin-left="1in" fo:margin-right="0in" fo:margin-top="0in" fo:margin-bottom="0in" fo:line-height="150%" fo:text-align="start" style:justify-single-word="false" fo:text-indent="-0.25in" style:auto-text-indent="false"/>
      <style:text-properties fo:color="#00000a" style:font-name="Calibri" fo:font-size="11pt" fo:letter-spacing="normal" fo:background-color="#ffffff" style:font-name-asian="Calibri1" style:font-size-asian="11pt" style:font-name-complex="Calibri1"/>
    </style:style>
    <style:style style:name="P76" style:family="paragraph" style:parent-style-name="Standard" style:list-style-name="WWNum23">
      <style:paragraph-properties fo:margin-left="0.5in" fo:margin-right="0in" fo:margin-top="0in" fo:margin-bottom="0in" fo:line-height="150%" fo:text-align="start" style:justify-single-word="false" fo:text-indent="-0.25in" style:auto-text-indent="false"/>
    </style:style>
    <style:style style:name="P77" style:family="paragraph" style:parent-style-name="Standard" style:list-style-name="WWNum23">
      <style:paragraph-properties fo:margin-left="0.5in" fo:margin-right="0in" fo:margin-top="0in" fo:margin-bottom="0in" fo:line-height="150%" fo:text-align="start" style:justify-single-word="false" fo:text-indent="-0.25in" style:auto-text-indent="false"/>
      <style:text-properties fo:color="#00000a" style:font-name="Calibri" fo:font-size="11pt" fo:letter-spacing="normal" fo:background-color="#ffffff" style:font-name-asian="Calibri1" style:font-size-asian="11pt" style:font-name-complex="Calibri1"/>
    </style:style>
    <style:style style:name="P78" style:family="paragraph" style:parent-style-name="Standard" style:list-style-name="WWNum34">
      <style:paragraph-properties fo:margin-left="0.5in" fo:margin-right="0in" fo:margin-top="0in" fo:margin-bottom="0in" fo:line-height="0.1665in" fo:text-align="start" style:justify-single-word="false" fo:text-indent="-0.25in" style:auto-text-indent="false"/>
      <style:text-properties fo:color="#00000a" style:font-name="Calibri" fo:font-size="11pt" fo:letter-spacing="normal" fo:background-color="#ffffff" style:font-name-asian="Calibri1" style:font-size-asian="11pt" style:font-name-complex="Calibri1"/>
    </style:style>
    <style:style style:name="P79" style:family="paragraph" style:parent-style-name="Standard" style:list-style-name="WWNum26" style:master-page-name="">
      <style:paragraph-properties fo:margin-left="0in" fo:margin-right="0in" fo:margin-top="0in" fo:margin-bottom="0in" fo:line-height="150%" fo:text-align="start" style:justify-single-word="false" fo:text-indent="0.0102in" style:auto-text-indent="false" style:page-number="auto">
        <style:tab-stops>
          <style:tab-stop style:position="0.302in"/>
        </style:tab-stops>
      </style:paragraph-properties>
      <style:text-properties fo:color="#00000a" style:font-name="Calibri" fo:font-size="11pt" fo:letter-spacing="normal" fo:background-color="#ffffff" style:font-name-asian="Calibri1" style:font-size-asian="11pt" style:font-name-complex="Calibri1"/>
    </style:style>
    <style:style style:name="P80" style:family="paragraph" style:parent-style-name="Standard" style:list-style-name="WWNum26">
      <style:paragraph-properties fo:margin-left="0in" fo:margin-right="0in" fo:margin-top="0in" fo:margin-bottom="0in" fo:line-height="150%" fo:text-align="start" style:justify-single-word="false" fo:text-indent="0.0102in" style:auto-text-indent="false">
        <style:tab-stops>
          <style:tab-stop style:position="0.302in"/>
        </style:tab-stops>
      </style:paragraph-properties>
      <style:text-properties fo:color="#00000a" style:font-name="Calibri" fo:font-size="11pt" fo:letter-spacing="normal" fo:background-color="#ffffff" style:font-name-asian="Calibri1" style:font-size-asian="11pt" style:font-name-complex="Calibri1"/>
    </style:style>
    <style:style style:name="T1" style:family="text">
      <style:text-properties fo:color="#00000a" style:font-name="Calibri" fo:font-size="11pt" fo:letter-spacing="normal" style:text-underline-style="solid" style:text-underline-width="auto" style:text-underline-color="font-color" fo:background-color="#ffffff" style:font-name-asian="Calibri1" style:font-size-asian="11pt" style:font-name-complex="Calibri1" loext:char-shading-value="0"/>
    </style:style>
    <style:style style:name="T2" style:family="text">
      <style:text-properties fo:color="#00000a" style:font-name="Calibri" fo:font-size="11pt" fo:letter-spacing="normal" fo:background-color="#ffffff" style:font-name-asian="Calibri1" style:font-size-asian="11pt" style:font-name-complex="Calibri1" loext:char-shading-value="0"/>
    </style:style>
    <style:style style:name="T3" style:family="text">
      <style:text-properties fo:color="#00000a" style:font-name="Calibri" fo:font-size="11pt" fo:letter-spacing="normal" fo:font-weight="bold" fo:background-color="#ffffff" style:font-name-asian="Calibri1" style:font-size-asian="11pt" style:font-weight-asian="bold" style:font-name-complex="Calibri1" loext:char-shading-value="0"/>
    </style:style>
    <style:style style:name="T4" style:family="text">
      <style:text-properties fo:color="#00000a" style:font-name="Calibri" fo:font-size="11pt" fo:letter-spacing="normal" style:text-underline-style="none" fo:background-color="#ffffff" style:font-name-asian="Calibri1" style:font-size-asian="11pt" style:font-name-complex="Calibri1" loext:char-shading-value="0"/>
    </style:style>
    <style:style style:name="T5" style:family="text">
      <style:text-properties fo:color="#00000a" style:font-name="Courier New" fo:font-size="10pt" fo:letter-spacing="normal" fo:background-color="#ffffff" style:font-name-asian="Courier New2" style:font-size-asian="10pt" style:font-name-complex="Courier New2" loext:char-shading-value="0"/>
    </style:style>
    <style:style style:name="T6" style:family="text">
      <style:text-properties fo:color="#7f0055" style:font-name="Courier New" fo:font-size="10pt" fo:letter-spacing="normal" fo:font-weight="bold" fo:background-color="#ffffff" style:font-name-asian="Courier New2" style:font-size-asian="10pt" style:font-weight-asian="bold" style:font-name-complex="Courier New2" loext:char-shading-value="0"/>
    </style:style>
    <style:style style:name="T7" style:family="text">
      <style:text-properties fo:color="#7f0055" style:font-name="Courier New" fo:font-size="10pt" fo:letter-spacing="normal" style:text-underline-style="none" fo:font-weight="bold" fo:background-color="#ffffff" style:font-name-asian="Courier New2" style:font-size-asian="10pt" style:font-weight-asian="bold" style:font-name-complex="Courier New2"/>
    </style:style>
    <style:style style:name="T8" style:family="text">
      <style:text-properties fo:color="#7f0055" fo:font-size="10pt" fo:letter-spacing="normal" fo:font-weight="bold" fo:background-color="#ffffff" style:font-name-asian="Consolas" style:font-size-asian="10pt" style:font-weight-asian="bold" style:font-name-complex="Consolas" loext:char-shading-value="0"/>
    </style:style>
    <style:style style:name="T9" style:family="text">
      <style:text-properties fo:color="#7f0055" fo:font-weight="bold" style:font-weight-asian="bold" style:font-weight-complex="bold"/>
    </style:style>
    <style:style style:name="T10" style:family="text">
      <style:text-properties fo:color="#7f0055" fo:letter-spacing="normal" fo:font-weight="bold" fo:background-color="#ffffff" style:font-weight-asian="bold" style:font-weight-complex="bold" loext:char-shading-value="0"/>
    </style:style>
    <style:style style:name="T11" style:family="text">
      <style:text-properties fo:color="#000000"/>
    </style:style>
    <style:style style:name="T12" style:family="text">
      <style:text-properties fo:color="#000000" style:font-name="Courier New" fo:font-size="10pt" fo:letter-spacing="normal" fo:background-color="#ffffff" style:font-name-asian="Courier New2" style:font-size-asian="10pt" style:font-name-complex="Courier New2" loext:char-shading-value="0"/>
    </style:style>
    <style:style style:name="T13" style:family="text">
      <style:text-properties fo:color="#000000" style:font-name="Courier New" fo:font-size="10pt" fo:letter-spacing="normal" style:text-underline-style="none" fo:background-color="#ffffff" style:font-name-asian="Courier New2" style:font-size-asian="10pt" style:font-name-complex="Courier New2"/>
    </style:style>
    <style:style style:name="T14" style:family="text">
      <style:text-properties fo:color="#000000" fo:font-size="10pt" fo:letter-spacing="normal" fo:background-color="#ffffff" style:font-name-asian="Consolas" style:font-size-asian="10pt" style:font-name-complex="Consolas" loext:char-shading-value="0"/>
    </style:style>
    <style:style style:name="T15" style:family="text">
      <style:text-properties fo:color="#000000" fo:letter-spacing="normal" fo:background-color="#ffffff" loext:char-shading-value="0"/>
    </style:style>
    <style:style style:name="T16" style:family="text">
      <style:text-properties fo:color="#000000" fo:letter-spacing="normal" style:text-underline-style="none" fo:background-color="#ffffff"/>
    </style:style>
    <style:style style:name="T17" style:family="text">
      <style:text-properties fo:color="#000000" style:font-name="Courier New1" fo:font-size="10pt" style:font-name-asian="Courier New1" style:font-size-asian="10pt" style:font-name-complex="Courier New1" style:font-size-complex="10pt"/>
    </style:style>
    <style:style style:name="T18" style:family="text">
      <style:text-properties fo:color="#000000" style:font-name="Courier New1" fo:font-size="10pt" fo:letter-spacing="normal" style:text-underline-style="none" fo:background-color="#ffffff" style:font-name-asian="Courier New1" style:font-size-asian="10pt" style:font-name-complex="Courier New1" style:font-size-complex="10pt"/>
    </style:style>
    <style:style style:name="T19" style:family="text">
      <style:text-properties fo:color="#000000" style:font-name="Courier New1" style:font-name-asian="Courier New1" style:font-name-complex="Courier New1" style:font-size-complex="10pt"/>
    </style:style>
    <style:style style:name="T20" style:family="text">
      <style:text-properties fo:color="#000000" style:font-size-complex="10pt"/>
    </style:style>
    <style:style style:name="T21" style:family="text">
      <style:text-properties fo:color="#0000c0" style:font-name="Courier New" fo:font-size="10pt" fo:letter-spacing="normal" fo:font-style="italic" fo:background-color="#ffffff" style:font-name-asian="Courier New2" style:font-size-asian="10pt" style:font-style-asian="italic" style:font-name-complex="Courier New2" loext:char-shading-value="0"/>
    </style:style>
    <style:style style:name="T22" style:family="text">
      <style:text-properties fo:color="#0000c0" style:font-name="Courier New" fo:font-size="10pt" fo:letter-spacing="normal" fo:font-style="italic" fo:font-weight="bold" fo:background-color="#ffffff" style:font-name-asian="Courier New2" style:font-size-asian="10pt" style:font-style-asian="italic" style:font-weight-asian="bold" style:font-name-complex="Courier New2" loext:char-shading-value="0"/>
    </style:style>
    <style:style style:name="T23" style:family="text">
      <style:text-properties fo:color="#0000c0" fo:font-size="10pt" fo:letter-spacing="normal" fo:font-style="italic" fo:background-color="#ffffff" style:font-name-asian="Consolas" style:font-size-asian="10pt" style:font-style-asian="italic" style:font-name-complex="Consolas" loext:char-shading-value="0"/>
    </style:style>
    <style:style style:name="T24" style:family="text">
      <style:text-properties fo:color="#0000c0" fo:font-style="italic" fo:font-weight="bold" style:font-style-asian="italic" style:font-weight-asian="bold" style:font-style-complex="italic" style:font-weight-complex="bold"/>
    </style:style>
    <style:style style:name="T25" style:family="text">
      <style:text-properties fo:color="#2a00ff"/>
    </style:style>
    <style:style style:name="T26" style:family="text">
      <style:text-properties fo:color="#2a00ff" style:font-name="Courier New" fo:font-size="10pt" fo:letter-spacing="normal" fo:background-color="#ffffff" style:font-name-asian="Courier New2" style:font-size-asian="10pt" style:font-name-complex="Courier New2" loext:char-shading-value="0"/>
    </style:style>
    <style:style style:name="T27" style:family="text">
      <style:text-properties fo:color="#2a00ff" fo:font-size="10pt" fo:letter-spacing="normal" fo:background-color="#ffffff" style:font-name-asian="Consolas" style:font-size-asian="10pt" style:font-name-complex="Consolas" loext:char-shading-value="0"/>
    </style:style>
    <style:style style:name="T28" style:family="text">
      <style:text-properties fo:color="#3f7f5f"/>
    </style:style>
    <style:style style:name="T29" style:family="text">
      <style:text-properties fo:color="#3f7f5f" style:font-name="Courier New" fo:font-size="10pt" fo:letter-spacing="normal" fo:background-color="#ffffff" style:font-name-asian="Courier New2" style:font-size-asian="10pt" style:font-name-complex="Courier New2" loext:char-shading-value="0"/>
    </style:style>
    <style:style style:name="T30" style:family="text">
      <style:text-properties fo:color="#3f7f5f" style:text-underline-style="solid" style:text-underline-width="auto" style:text-underline-color="font-color"/>
    </style:style>
    <style:style style:name="T31" style:family="text">
      <style:text-properties fo:color="#3f7f5f" style:font-name="Courier New1" fo:font-size="10pt" fo:letter-spacing="normal" fo:background-color="#ffffff" style:font-name-asian="Courier New1" style:font-size-asian="10pt" style:font-name-complex="Courier New1" style:font-size-complex="10pt"/>
    </style:style>
    <style:style style:name="T32" style:family="text">
      <style:text-properties fo:color="#3f7f5f" style:font-name="Courier New1" fo:font-size="10pt" style:font-name-asian="Courier New1" style:font-size-asian="10pt" style:font-name-complex="Courier New1" style:font-size-complex="10pt"/>
    </style:style>
    <style:style style:name="T33" style:family="text">
      <style:text-properties fo:color="#3f5fbf" style:font-name="Courier New" fo:font-size="10pt" fo:letter-spacing="normal" fo:background-color="#ffffff" style:font-name-asian="Courier New2" style:font-size-asian="10pt" style:font-name-complex="Courier New2" loext:char-shading-value="0"/>
    </style:style>
    <style:style style:name="T34" style:family="text">
      <style:text-properties fo:color="#3f5fbf" style:font-name="Courier New" fo:font-size="10pt" fo:letter-spacing="normal" style:text-underline-style="none" fo:background-color="#ffffff" style:font-name-asian="Courier New2" style:font-size-asian="10pt" style:font-name-complex="Courier New2" loext:char-shading-value="0"/>
    </style:style>
    <style:style style:name="T35" style:family="text">
      <style:text-properties fo:color="#6a3e3e"/>
    </style:style>
    <style:style style:name="T36" style:family="text">
      <style:text-properties fo:color="#6a3e3e" style:font-name="Courier New" fo:font-size="10pt" fo:letter-spacing="normal" fo:background-color="#ffffff" style:font-name-asian="Courier New2" style:font-size-asian="10pt" style:font-name-complex="Courier New2" loext:char-shading-value="0"/>
    </style:style>
    <style:style style:name="T37" style:family="text">
      <style:text-properties fo:color="#6a3e3e" style:font-name="Courier New1" style:font-name-asian="Courier New1" style:font-name-complex="Courier New1" style:font-size-complex="10pt"/>
    </style:style>
    <style:style style:name="T38" style:family="text">
      <style:text-properties fo:color="#6a3e3e" style:font-size-complex="10pt"/>
    </style:style>
    <style:style style:name="T39" style:family="text">
      <style:text-properties fo:color="#7f9fbf" style:font-name="Courier New" fo:font-size="10pt" fo:letter-spacing="normal" fo:font-weight="bold" fo:background-color="#ffffff" style:font-name-asian="Courier New2" style:font-size-asian="10pt" style:font-weight-asian="bold" style:font-name-complex="Courier New2" loext:char-shading-value="0"/>
    </style:style>
    <style:style style:name="T40" style:family="text">
      <style:text-properties style:text-underline-style="solid" style:text-underline-width="auto" style:text-underline-color="font-color" loext:char-shading-value="0"/>
    </style:style>
    <style:style style:name="T41" style:family="text">
      <style:text-properties style:text-underline-style="none"/>
    </style:style>
    <style:style style:name="T42" style:family="text">
      <style:text-properties style:text-underline-style="none" loext:char-shading-value="0"/>
    </style:style>
    <style:style style:name="T43" style:family="text">
      <style:text-properties loext:char-shading-value="0"/>
    </style:style>
    <style:style style:name="T44" style:family="text">
      <style:text-properties fo:font-size="11pt" style:font-size-asian="11pt" style:font-size-complex="11pt"/>
    </style:style>
    <style:style style:name="T45" style:family="text">
      <style:text-properties fo:font-size="11pt" style:text-underline-style="solid" style:text-underline-width="auto" style:text-underline-color="font-color" style:font-size-asian="11pt" style:font-size-complex="11pt"/>
    </style:style>
    <style:style style:name="T46" style:family="text">
      <style:text-properties fo:font-size="11pt" style:text-underline-style="none" style:font-size-asian="11pt" style:font-size-complex="11pt"/>
    </style:style>
    <style:style style:name="T47" style:family="text">
      <style:text-properties style:font-name="Courier New1"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Chapter 9 : Interfaces</text:p>
      <text:p text:style-name="P27"><text:span text:style-name="T4">1.<text:tab/></text:span><text:span text:style-name="T1">Abstract class</text:span><text:span text:style-name="T4"> </text:span><text:span text:style-name="T4">:</text:span></text:p>
      <text:list xml:id="list8239750175608690626" text:style-name="WWNum3">
        <text:list-item>
          <text:p text:style-name="P51">We know that sometime we do need a class which gives methods that can be expressed differently through its subtypes. <text:s/>Also its absurd to create objects of these classes so compiler gives an option so that objects of them can’t be created. This can be done through ‘Abstract’ methods and a class with one or more abstract methods is qualified to be called as ‘Abstract’ class.</text:p>
        </text:list-item>
        <text:list-item>
          <text:p text:style-name="P56"><text:span text:style-name="T2">(KnS)Instance of the abstract class cannot be created, it should be </text:span><text:span text:style-name="T1">extended</text:span><text:span text:style-name="T2">. Similarly abstract method is the one which should be </text:span><text:span text:style-name="T1">overridden</text:span><text:span text:style-name="T2">.</text:span></text:p>
        </text:list-item>
        <text:list-item>
          <text:p text:style-name="P56"><text:span text:style-name="T2">(KnS)Abstract method is the one which are not been implemented. The abstract methods ends up with </text:span><text:span text:style-name="T1">semicolon</text:span><text:span text:style-name="T2"> rather than braces. </text:span></text:p>
        </text:list-item>
        <text:list-item>
          <text:p text:style-name="P59">(KnS)Abstract class can have both abstract and non-abstract methods.</text:p>
        </text:list-item>
        <text:list-item>
          <text:p text:style-name="P59">(KnS)A class cannot be both abstract and final because they are exactly opposite of each other and code wont compile.</text:p>
        </text:list-item>
        <text:list-item>
          <text:p text:style-name="P59">A class with abstract method must be marked abstract. </text:p>
        </text:list-item>
        <text:list-item>
          <text:p text:style-name="P59">If one inherit from an abstract class and if one want to create an object of the new derived class then first he has to implement all the abstract methods of abstract base class. If one don’t then the new class will also be qualified as an Abstract class.</text:p>
        </text:list-item>
        <text:list-item>
          <text:p text:style-name="P59">When a concrete class implement abstract methods of abstract class then same rules of overridding applies to it but abstract methods of interfaces must be marked public.</text:p>
        </text:list-item>
        <text:list-item>
          <text:p text:style-name="P59">(KnS) An abstract class can implement an interface. And an concrete class extending such abstract class should implement all the abstract methods.</text:p>
        </text:list-item>
      </text:list>
      <text:p text:style-name="P28"><text:span text:style-name="T40">Example</text:span><text:span text:style-name="T42"> </text:span><text:span text:style-name="T43">: </text:span>abstract class Ball implements Bounceable {}</text:p>
      <text:p text:style-name="P26"><text:span text:style-name="T10">package</text:span><text:span text:style-name="T15"> ch9Interfaces;</text:span></text:p>
      <text:p text:style-name="P29"/>
      <text:p text:style-name="P29"><text:span text:style-name="T9">interface</text:span><text:span text:style-name="T11"> InterfaceClass1</text:span></text:p>
      <text:p text:style-name="P31">{</text:p>
      <text:p text:style-name="P29"><text:span text:style-name="T11"><text:tab/></text:span><text:span text:style-name="T9">void</text:span><text:span text:style-name="T11"> IntfMethod();</text:span></text:p>
      <text:p text:style-name="P31">}</text:p>
      <text:p text:style-name="P29"/>
      <text:p text:style-name="P29"><text:span text:style-name="T9">abstract</text:span><text:span text:style-name="T11"> </text:span><text:span text:style-name="T9">class</text:span><text:span text:style-name="T11"> AbClass1 </text:span><text:span text:style-name="T9">implements</text:span><text:span text:style-name="T11"> InterfaceClass1</text:span></text:p>
      <text:p text:style-name="P31">{</text:p>
      <text:p text:style-name="P29"><text:span text:style-name="T11"><text:tab/></text:span><text:span text:style-name="T9">abstract</text:span><text:span text:style-name="T11"> </text:span><text:span text:style-name="T9">void</text:span><text:span text:style-name="T11"> absMethod();</text:span></text:p>
      <text:p text:style-name="P29"><text:span text:style-name="T11"><text:s text:c="4"/></text:span><text:span text:style-name="T28">//void </text:span><text:span text:style-name="T30">printint</text:span><text:span text:style-name="T28">();//Error</text:span></text:p>
      <text:p text:style-name="P31">}</text:p>
      <text:p text:style-name="P29"><text:span text:style-name="T9">public</text:span><text:span text:style-name="T11"> </text:span><text:span text:style-name="T9">class</text:span><text:span text:style-name="T11"> InterfaceClass </text:span><text:span text:style-name="T9">extends</text:span><text:span text:style-name="T11"> AbClass1 </text:span><text:span text:style-name="T9">implements</text:span><text:span text:style-name="T11"> InterfaceClass1</text:span></text:p>
      <text:p text:style-name="P31">{</text:p>
      <text:p text:style-name="P29"><text:span text:style-name="T11"><text:tab/></text:span><text:span text:style-name="T9">public</text:span><text:span text:style-name="T11"> </text:span><text:span text:style-name="T9">static</text:span><text:span text:style-name="T11"> </text:span><text:span text:style-name="T9">void</text:span><text:span text:style-name="T11"> main(String </text:span><text:span text:style-name="T35">args</text:span><text:span text:style-name="T11">[])</text:span></text:p>
      <text:p text:style-name="P31"><text:tab/>{</text:p>
      <text:p text:style-name="P29"><text:span text:style-name="T11"><text:tab/><text:tab/>InterfaceClass </text:span><text:span text:style-name="T35">ic</text:span><text:span text:style-name="T11"> = </text:span><text:span text:style-name="T9">new</text:span><text:span text:style-name="T11"> InterfaceClass();</text:span></text:p>
      <text:p text:style-name="P29"><text:span text:style-name="T11"><text:tab/><text:tab/></text:span><text:span text:style-name="T35">ic</text:span><text:span text:style-name="T11">.absMethod();</text:span></text:p>
      <text:p text:style-name="P29"><text:soft-page-break/><text:span text:style-name="T11"><text:tab/><text:tab/></text:span><text:span text:style-name="T35">ic</text:span><text:span text:style-name="T11">.IntfMethod();</text:span></text:p>
      <text:p text:style-name="P31"><text:tab/>}</text:p>
      <text:p text:style-name="P29"><text:span text:style-name="T11"><text:tab/> <text:s text:c="3"/></text:span><text:span text:style-name="T9">public</text:span><text:span text:style-name="T11"> </text:span><text:span text:style-name="T9">void</text:span><text:span text:style-name="T11"> absMethod()</text:span></text:p>
      <text:p text:style-name="P31"><text:tab/> <text:s text:c="3"/>{</text:p>
      <text:p text:style-name="P31"/>
      <text:p text:style-name="P29"><text:span text:style-name="T11"><text:tab/><text:tab/><text:tab/>System.</text:span><text:span text:style-name="T24">out</text:span><text:span text:style-name="T11">.println(</text:span><text:span text:style-name="T25">"This is a abstract method"</text:span><text:span text:style-name="T11">);</text:span></text:p>
      <text:p text:style-name="P31"><text:tab/><text:tab/></text:p>
      <text:p text:style-name="P31"><text:tab/> <text:s text:c="3"/>}</text:p>
      <text:p text:style-name="P29"><text:span text:style-name="T11"><text:tab/><text:tab/></text:span><text:span text:style-name="T9">public</text:span><text:span text:style-name="T11"> </text:span><text:span text:style-name="T9">void</text:span><text:span text:style-name="T11"> IntfMethod()</text:span><text:span text:style-name="T28">//overridden method</text:span></text:p>
      <text:p text:style-name="P31"><text:tab/><text:tab/>{</text:p>
      <text:p text:style-name="P29"><text:span text:style-name="T11"><text:tab/><text:tab/><text:tab/>System.</text:span><text:span text:style-name="T24">out</text:span><text:span text:style-name="T11">.println(</text:span><text:span text:style-name="T25">"this is interface method"</text:span><text:span text:style-name="T11">);</text:span></text:p>
      <text:p text:style-name="P31"><text:tab/><text:tab/>}</text:p>
      <text:p text:style-name="P31">}</text:p>
      <text:p text:style-name="P5">Output:</text:p>
      <text:p text:style-name="P10">This is a abstract method</text:p>
      <text:p text:style-name="P31">this is interface method</text:p>
      <text:p text:style-name="P32"/>
      <text:list xml:id="list724450302922600437" text:style-name="WWNum9">
        <text:list-item>
          <text:p text:style-name="P60">One can have an Abstract class without any abstract methods if one want to have a class but don’t want to create an object of that class. Example is shown below.</text:p>
        </text:list-item>
      </text:list>
      <text:p text:style-name="P69"/>
      <text:p text:style-name="P1"><text:span text:style-name="T7">package</text:span><text:span text:style-name="T13"> </text:span><text:span text:style-name="T18">ch9Interfaces</text:span><text:span text:style-name="T13">;</text:span></text:p>
      <text:p text:style-name="P70"/>
      <text:p text:style-name="P18"><text:span text:style-name="T6">abstract</text:span><text:span text:style-name="T12"> </text:span><text:span text:style-name="T6">class</text:span><text:span text:style-name="T12"> AbsWOAbsMethod1</text:span></text:p>
      <text:p text:style-name="P5">{</text:p>
      <text:p text:style-name="P18"><text:span text:style-name="T12"><text:tab/></text:span><text:span text:style-name="T6">void</text:span><text:span text:style-name="T12"> method1()//methods is implementd hence not marked abstract</text:span></text:p>
      <text:p text:style-name="P5"><text:tab/>{</text:p>
      <text:p text:style-name="P18"><text:span text:style-name="T12"><text:tab/><text:tab/>System.</text:span><text:span text:style-name="T21">out</text:span><text:span text:style-name="T12">.println(</text:span><text:span text:style-name="T26">"method1"</text:span><text:span text:style-name="T12">);</text:span></text:p>
      <text:p text:style-name="P5"><text:tab/>}</text:p>
      <text:p text:style-name="P18"><text:span text:style-name="T12"><text:tab/></text:span><text:span text:style-name="T6">void</text:span><text:span text:style-name="T12"> method2()</text:span></text:p>
      <text:p text:style-name="P5"><text:tab/>{</text:p>
      <text:p text:style-name="P18"><text:span text:style-name="T12"><text:tab/><text:tab/>System.</text:span><text:span text:style-name="T21">out</text:span><text:span text:style-name="T12">.println(</text:span><text:span text:style-name="T26">"method2"</text:span><text:span text:style-name="T12">);</text:span></text:p>
      <text:p text:style-name="P5"><text:tab/>}</text:p>
      <text:p text:style-name="P5">}</text:p>
      <text:p text:style-name="P12"/>
      <text:p text:style-name="P18"><text:span text:style-name="T6">class</text:span><text:span text:style-name="T12"> AbsWOAbsMethod2 </text:span><text:span text:style-name="T6">extends</text:span><text:span text:style-name="T12"> AbsWOAbsMethod1</text:span></text:p>
      <text:p text:style-name="P5">{</text:p>
      <text:p text:style-name="P18"><text:span text:style-name="T12"><text:tab/></text:span><text:span text:style-name="T6">void</text:span><text:span text:style-name="T12"> methodAbs()</text:span></text:p>
      <text:p text:style-name="P5"><text:tab/>{</text:p>
      <text:p text:style-name="P5"><text:tab/><text:tab/>method1();</text:p>
      <text:p text:style-name="P5"><text:tab/>}</text:p>
      <text:p text:style-name="P5">}</text:p>
      <text:p text:style-name="P12"/>
      <text:p text:style-name="P18"><text:span text:style-name="T6">public</text:span><text:span text:style-name="T12"> </text:span><text:span text:style-name="T6">class</text:span><text:span text:style-name="T12"> AbsWOAbsMethod {</text:span></text:p>
      <text:p text:style-name="P12"/>
      <text:p text:style-name="P18"><text:span text:style-name="T12"><text:tab/></text:span><text:span text:style-name="T6">public</text:span><text:span text:style-name="T12"> </text:span><text:span text:style-name="T6">static</text:span><text:span text:style-name="T12"> </text:span><text:span text:style-name="T6">void</text:span><text:span text:style-name="T12"> main(String[] args)</text:span></text:p>
      <text:p text:style-name="P5"><text:tab/>{</text:p>
      <text:p text:style-name="P12"/>
      <text:p text:style-name="P18"><text:span text:style-name="T12"><text:tab/><text:tab/></text:span><text:span text:style-name="T29">//ClassAbs ab1 = new ClassAbs();//error:cant </text:span><text:span text:style-name="T29">instanstiate</text:span></text:p>
      <text:p text:style-name="P18"><text:span text:style-name="T12"><text:tab/><text:tab/><text:tab/><text:tab/><text:tab/><text:tab/><text:tab/> <text:s/></text:span><text:span text:style-name="T29">//the type ClassAbs</text:span></text:p>
      <text:p text:style-name="P18"><text:span text:style-name="T12"><text:tab/><text:tab/>AbsWOAbsMethod2 abs = </text:span><text:span text:style-name="T6">new</text:span><text:span text:style-name="T12"> AbsWOAbsMethod2();</text:span></text:p>
      <text:p text:style-name="P23"><text:span text:style-name="T16"><text:tab/><text:tab/></text:span><text:span text:style-name="T37">abs</text:span><text:span text:style-name="T19">.methodAbs();</text:span></text:p>
      <text:p text:style-name="P30"><text:span text:style-name="T20"><text:tab/><text:tab/></text:span><text:span text:style-name="T38">abs</text:span><text:span text:style-name="T20">.method2();</text:span></text:p>
      <text:p text:style-name="P5"><text:tab/>}</text:p>
      <text:p text:style-name="P5">}</text:p>
      <text:p text:style-name="P5"><text:soft-page-break/>Output:</text:p>
      <text:p text:style-name="P10">method1</text:p>
      <text:p text:style-name="P31">method2</text:p>
      <text:p text:style-name="P3"/>
      <text:p text:style-name="P3"/>
      <text:p text:style-name="P3"/>
      <text:p text:style-name="P7"><text:span text:style-name="T45">Example</text:span><text:span text:style-name="T46"> </text:span><text:span text:style-name="T44"><text:s/>: 2</text:span></text:p>
      <text:p text:style-name="P7"/>
      <text:p text:style-name="P25"><text:span text:style-name="T8">package</text:span><text:span text:style-name="T14"> ch9Interfaces;</text:span></text:p>
      <text:p text:style-name="P17"/>
      <text:p text:style-name="P20"><text:span text:style-name="T8">abstract</text:span><text:span text:style-name="T14"> </text:span><text:span text:style-name="T8">class</text:span><text:span text:style-name="T14"> NoAbsMethClass1</text:span></text:p>
      <text:p text:style-name="P9">{</text:p>
      <text:p text:style-name="P20"><text:span text:style-name="T14"><text:tab/></text:span><text:span text:style-name="T8">void</text:span><text:span text:style-name="T14"> method1()</text:span></text:p>
      <text:p text:style-name="P9"><text:tab/>{</text:p>
      <text:p text:style-name="P20"><text:span text:style-name="T14"><text:tab/><text:tab/>System.</text:span><text:span text:style-name="T23">out</text:span><text:span text:style-name="T14">.println(</text:span><text:span text:style-name="T27">"method1"</text:span><text:span text:style-name="T14">);</text:span></text:p>
      <text:p text:style-name="P9"><text:tab/>}</text:p>
      <text:p text:style-name="P9"><text:tab/></text:p>
      <text:p text:style-name="P20"><text:span text:style-name="T14"><text:tab/></text:span><text:span text:style-name="T8">void</text:span><text:span text:style-name="T14"> method2()</text:span></text:p>
      <text:p text:style-name="P9"><text:tab/>{</text:p>
      <text:p text:style-name="P20"><text:span text:style-name="T14"><text:tab/><text:tab/>System.</text:span><text:span text:style-name="T23">out</text:span><text:span text:style-name="T14">.println(</text:span><text:span text:style-name="T27">"method2"</text:span><text:span text:style-name="T14">);</text:span></text:p>
      <text:p text:style-name="P9"><text:tab/>}</text:p>
      <text:p text:style-name="P9">}</text:p>
      <text:p text:style-name="P17"/>
      <text:p text:style-name="P20"><text:span text:style-name="T8">abstract</text:span><text:span text:style-name="T14"> </text:span><text:span text:style-name="T8">class</text:span><text:span text:style-name="T14"> NoAbsMethClass2 </text:span><text:span text:style-name="T8">extends</text:span><text:span text:style-name="T14"> NoAbsMethClass1</text:span></text:p>
      <text:p text:style-name="P9">{</text:p>
      <text:p text:style-name="P20"><text:span text:style-name="T14"><text:tab/></text:span><text:span text:style-name="T8">void</text:span><text:span text:style-name="T14"> method3()</text:span></text:p>
      <text:p text:style-name="P9"><text:tab/>{</text:p>
      <text:p text:style-name="P20"><text:span text:style-name="T14"><text:tab/><text:tab/>System.</text:span><text:span text:style-name="T23">out</text:span><text:span text:style-name="T14">.println(</text:span><text:span text:style-name="T27">"method3"</text:span><text:span text:style-name="T14">);</text:span></text:p>
      <text:p text:style-name="P9"><text:tab/>}</text:p>
      <text:p text:style-name="P9">}</text:p>
      <text:p text:style-name="P17"/>
      <text:p text:style-name="P20"><text:span text:style-name="T8">public</text:span><text:span text:style-name="T14"> </text:span><text:span text:style-name="T8">class</text:span><text:span text:style-name="T14"> NoAbsMethClass </text:span><text:span text:style-name="T8">extends</text:span><text:span text:style-name="T14"> NoAbsMethClass2</text:span></text:p>
      <text:p text:style-name="P9">{</text:p>
      <text:p text:style-name="P20"><text:span text:style-name="T14"><text:tab/></text:span><text:span text:style-name="T8">public</text:span><text:span text:style-name="T14"> </text:span><text:span text:style-name="T8">static</text:span><text:span text:style-name="T14"> </text:span><text:span text:style-name="T8">void</text:span><text:span text:style-name="T14"> main(String[] args) </text:span></text:p>
      <text:p text:style-name="P9"><text:tab/>{</text:p>
      <text:p text:style-name="P20"><text:span text:style-name="T14"><text:tab/><text:tab/>NoAbsMethClass na = </text:span><text:span text:style-name="T8">new</text:span><text:span text:style-name="T14"> NoAbsMethClass();</text:span></text:p>
      <text:p text:style-name="P9"><text:tab/><text:tab/>na.method1();</text:p>
      <text:p text:style-name="P9"><text:tab/><text:tab/>na.method2();</text:p>
      <text:p text:style-name="P9"><text:tab/><text:tab/>na.method3();</text:p>
      <text:p text:style-name="P9"><text:tab/>}</text:p>
      <text:p text:style-name="P9">}</text:p>
      <text:p text:style-name="P9">Output:</text:p>
      <text:p text:style-name="P9">method1</text:p>
      <text:p text:style-name="P9">method2</text:p>
      <text:p text:style-name="P9">method3</text:p>
      <text:p text:style-name="P9"/>
      <text:p text:style-name="P8">Note : Above we can see an abstract class can be extended by both an another abstract class and concrete class even if it don’t have abstract method. Also it can be noted that a class with an abstract method has to be marked abstract but not vice versa i.e. an abstract class don’t need to have an abstract method.</text:p>
      <text:p text:style-name="P7"/>
      <text:p text:style-name="P7"/>
      <text:p text:style-name="P7"/>
      <text:p text:style-name="P11"/>
      <text:list xml:id="list8942256197368516863" text:style-name="WWNum16">
        <text:list-header>
          <text:p text:style-name="P71"><text:span text:style-name="T4">2.<text:tab/></text:span><text:span text:style-name="T1">Interfaces </text:span><text:span text:style-name="T2">:</text:span></text:p>
        </text:list-header>
        <text:list-item text:style-override="WWNum23">
          <text:p text:style-name="P74">Interfaces are nothing but fully abstract classes as none of its methods have any bodies. </text:p>
        </text:list-item>
        <text:list-item text:style-override="WWNum23">
          <text:p text:style-name="P74"><text:soft-page-break/>(KnS) Interfaces have all the methods as abstract method i.e. if an abstract class have all the methods as abstract then it should be marked as interface rather.</text:p>
        </text:list-item>
        <text:list-item text:style-override="WWNum23">
          <text:p text:style-name="P52">An Object for interface or abstract class cannot be created.</text:p>
        </text:list-item>
        <text:list-item text:style-override="WWNum23">
          <text:p text:style-name="P74">Interface is created by using ‘interface’ keyword. </text:p>
        </text:list-item>
        <text:list-item text:style-override="WWNum23">
          <text:p text:style-name="P74">Class needs to implement an interface and a class can implement any number of interfaces separated by commas. Example : class A implement interface1, interface2, interface3.</text:p>
        </text:list-item>
        <text:list-item text:style-override="WWNum23">
          <text:p text:style-name="P74">(KnS) Interface has(implicitly)</text:p>
        </text:list-item>
        <text:list-item text:style-override="WWNum23">
          <text:p text:style-name="P75">Interface: public and abstract</text:p>
        </text:list-item>
        <text:list-item text:style-override="WWNum23">
          <text:p text:style-name="P75">Method : public and abstract</text:p>
        </text:list-item>
        <text:list-item text:style-override="WWNum23">
          <text:p text:style-name="P75">Variable : public static final</text:p>
        </text:list-item>
        <text:list-item text:style-override="WWNum23">
          <text:p text:style-name="P55">During implementation in a concrete class all methods of interface should be marked as ‘public’ else compiler will give error.</text:p>
        </text:list-item>
        <text:list-item text:style-override="WWNum23">
          <text:p text:style-name="P58"><text:span text:style-name="T2">For using an interface, a class should </text:span><text:span text:style-name="T1">impelement</text:span><text:span text:style-name="T2"> it first. </text:span></text:p>
        </text:list-item>
      </text:list>
      <text:list xml:id="list4620372867856733870" text:style-name="WWNum23">
        <text:list-header>
          <text:p text:style-name="P66">Example : <text:span text:style-name="T47">Class A implement interface1</text:span></text:p>
        </text:list-header>
        <text:list-item>
          <text:p text:style-name="P76"><text:span text:style-name="T2">(KnS) An interface can </text:span><text:span text:style-name="T1">extend</text:span><text:span text:style-name="T2"> one or more other interfaces.</text:span></text:p>
        </text:list-item>
        <text:list-item>
          <text:p text:style-name="P77">(KnS) Interface can’t extend anything but other interfaces.</text:p>
        </text:list-item>
        <text:list-item>
          <text:p text:style-name="P77">(KnS) public abstract interface Rollable {}</text:p>
        </text:list-item>
      </text:list>
      <text:p text:style-name="P32">Public interface Rollable {}</text:p>
      <text:p text:style-name="P28">Both are legal, but no need to mention ‘abstract’ in first statement as interfaces are implicitly abstract.</text:p>
      <text:list xml:id="list5124148959605776528" text:style-name="WWNum26">
        <text:list-item>
          <text:p text:style-name="P79">(KnS) As variables in interface are public static final implicitly, so classes which implement them directly inherit these constant variable too.</text:p>
        </text:list-item>
        <text:list-item>
          <text:p text:style-name="P80">(KnS) An abstract class can implement an interface. And an concrete class extending such abstract class should implement all the abstract methods.</text:p>
        </text:list-item>
      </text:list>
      <text:p text:style-name="P28">Ex. <text:s text:c="2"/><text:span text:style-name="T47">abstract class Ball implements Bounceable {}</text:span></text:p>
      <text:list xml:id="list3906591284412455184" text:style-name="WWNum28">
        <text:list-item>
          <text:p text:style-name="P53">An interface can be marked abstract and its method too can be marked abstract but its not needed as interfaces and its methods are implicitly abstract.</text:p>
        </text:list-item>
        <text:list-item>
          <text:p text:style-name="P65">When a class(abstract or concrete) <text:s/>and an interface have the same method(concrete method inside class) name, return type and access specifier(public in this case) and <text:s/>if a subclass extends and implement them then its not mandatory to implement common method in subclass.</text:p>
        </text:list-item>
      </text:list>
      <text:p text:style-name="P24"><text:span text:style-name="T6">package</text:span><text:span text:style-name="T12"> ch9Interfaces;</text:span></text:p>
      <text:p text:style-name="P13"/>
      <text:p text:style-name="P19"><text:span text:style-name="T6">interface</text:span><text:span text:style-name="T12"> InterfaceFight</text:span></text:p>
      <text:p text:style-name="P6">{</text:p>
      <text:p text:style-name="P19"><text:span text:style-name="T12"><text:tab/></text:span><text:span text:style-name="T6">void</text:span><text:span text:style-name="T12"> fight();</text:span></text:p>
      <text:p text:style-name="P6"><text:soft-page-break/>}</text:p>
      <text:p text:style-name="P13"/>
      <text:p text:style-name="P19"><text:span text:style-name="T6">interface</text:span><text:span text:style-name="T12"> InterfaceBright</text:span></text:p>
      <text:p text:style-name="P6">{</text:p>
      <text:p text:style-name="P19"><text:span text:style-name="T12"><text:tab/></text:span><text:span text:style-name="T6">void</text:span><text:span text:style-name="T12"> bright();</text:span></text:p>
      <text:p text:style-name="P6">}</text:p>
      <text:p text:style-name="P13"/>
      <text:p text:style-name="P19"><text:span text:style-name="T6">interface</text:span><text:span text:style-name="T12"> InterfaceTight</text:span></text:p>
      <text:p text:style-name="P6">{</text:p>
      <text:p text:style-name="P19"><text:span text:style-name="T12"><text:tab/></text:span><text:span text:style-name="T6">void</text:span><text:span text:style-name="T12"> tight();</text:span></text:p>
      <text:p text:style-name="P6">}</text:p>
      <text:p text:style-name="P13"/>
      <text:p text:style-name="P19"><text:span text:style-name="T29">/*abstract*/</text:span><text:span text:style-name="T12"> </text:span><text:span text:style-name="T6">class</text:span><text:span text:style-name="T12"> InterfaceClassShareMethod1</text:span></text:p>
      <text:p text:style-name="P6">{</text:p>
      <text:p text:style-name="P72"><text:span text:style-name="T13"><text:tab/></text:span><text:span text:style-name="T7">public</text:span><text:span text:style-name="T13"> </text:span><text:span text:style-name="T7">void</text:span><text:span text:style-name="T13"> fight()</text:span><text:span text:style-name="T31">//This must be public as all abstract methods of interface <text:tab/><text:tab/><text:tab/><text:tab/> //has to be marked public else it needs to be overridden </text:span><text:span text:style-name="T17"><text:tab/><text:tab/><text:tab/><text:tab/> <text:s text:c="6"/></text:span><text:span text:style-name="T32">//inside interface implementing class</text:span></text:p>
      <text:p text:style-name="P6"><text:tab/>{</text:p>
      <text:p text:style-name="P19"><text:span text:style-name="T12"><text:tab/><text:tab/>System.</text:span><text:span text:style-name="T21">out</text:span><text:span text:style-name="T12">.println(</text:span><text:span text:style-name="T26">"InterfaceClassShareMethod1 class"</text:span><text:span text:style-name="T12">);</text:span></text:p>
      <text:p text:style-name="P6"><text:tab/><text:tab/></text:p>
      <text:p text:style-name="P6"><text:tab/>}</text:p>
      <text:p text:style-name="P6"><text:tab/></text:p>
      <text:p text:style-name="P19"><text:span text:style-name="T12"><text:tab/></text:span><text:span text:style-name="T29">//abstract void </text:span><text:span text:style-name="T29">abstmethod</text:span><text:span text:style-name="T29">();</text:span></text:p>
      <text:p text:style-name="P6">}</text:p>
      <text:p text:style-name="P13"/>
      <text:p text:style-name="P19"><text:span text:style-name="T6">public</text:span><text:span text:style-name="T12"> </text:span><text:span text:style-name="T6">class</text:span><text:span text:style-name="T12"> InterfaceClassShareMethod </text:span><text:span text:style-name="T6">extends</text:span><text:span text:style-name="T12"> InterfaceClassShareMethod1 </text:span><text:span text:style-name="T6">implements</text:span><text:span text:style-name="T12"> InterfaceFight, InterfaceBright, InterfaceTight</text:span></text:p>
      <text:p text:style-name="P6">{</text:p>
      <text:p text:style-name="P21">/**</text:p>
      <text:p text:style-name="P21"><text:tab/> * a class extends another class and an interface both</text:p>
      <text:p text:style-name="P21"><text:tab/> * of whom have the same method</text:p>
      <text:p text:style-name="P21"><text:tab/> */</text:p>
      <text:p text:style-name="P19"><text:span text:style-name="T12"><text:tab/></text:span><text:span text:style-name="T6">public</text:span><text:span text:style-name="T12"> </text:span><text:span text:style-name="T6">void</text:span><text:span text:style-name="T12"> bright()</text:span></text:p>
      <text:p text:style-name="P6"><text:tab/>{</text:p>
      <text:p text:style-name="P19"><text:span text:style-name="T12"><text:tab/><text:tab/>System.</text:span><text:span text:style-name="T21">out</text:span><text:span text:style-name="T12">.println(</text:span><text:span text:style-name="T26">"this is bright"</text:span><text:span text:style-name="T12">);</text:span></text:p>
      <text:p text:style-name="P6"><text:tab/>}</text:p>
      <text:p text:style-name="P19"><text:span text:style-name="T12"><text:tab/></text:span><text:span text:style-name="T6">public</text:span><text:span text:style-name="T12"> </text:span><text:span text:style-name="T6">void</text:span><text:span text:style-name="T12"> tight()</text:span></text:p>
      <text:p text:style-name="P6"><text:tab/>{</text:p>
      <text:p text:style-name="P19"><text:span text:style-name="T12"><text:tab/><text:tab/>System.</text:span><text:span text:style-name="T21">out</text:span><text:span text:style-name="T12">.println(</text:span><text:span text:style-name="T26">"this is tight"</text:span><text:span text:style-name="T12">);</text:span></text:p>
      <text:p text:style-name="P6"><text:tab/>}</text:p>
      <text:p text:style-name="P19"><text:span text:style-name="T12"><text:tab/></text:span><text:span text:style-name="T29">/*void </text:span><text:span text:style-name="T29">abstmethod</text:span><text:span text:style-name="T29">()</text:span></text:p>
      <text:p text:style-name="P22"><text:tab/>{</text:p>
      <text:p text:style-name="P22"><text:tab/><text:tab/>System.out.println("abstract method");</text:p>
      <text:p text:style-name="P22"><text:tab/>}*/</text:p>
      <text:p text:style-name="P6"><text:tab/></text:p>
      <text:p text:style-name="P19"><text:span text:style-name="T12"><text:tab/></text:span><text:span text:style-name="T6">public</text:span><text:span text:style-name="T12"> </text:span><text:span text:style-name="T6">static</text:span><text:span text:style-name="T12"> </text:span><text:span text:style-name="T6">void</text:span><text:span text:style-name="T12"> main(String[] args) {</text:span></text:p>
      <text:p text:style-name="P49"><text:span text:style-name="T12">InterfaceClassShareMethod icm=</text:span><text:span text:style-name="T6">new</text:span><text:span text:style-name="T12"> InterfaceClassShareMethod();</text:span></text:p>
      <text:p text:style-name="P40"><text:tab/><text:tab/>icm.fight();</text:p>
      <text:p text:style-name="P40"><text:tab/><text:tab/>icm.bright();</text:p>
      <text:p text:style-name="P40"><text:tab/><text:tab/>icm.tight();</text:p>
      <text:p text:style-name="P40"><text:tab/>}</text:p>
      <text:p text:style-name="P5">}</text:p>
      <text:p text:style-name="P5">Output:</text:p>
      <text:p text:style-name="P5">InterfaceClassShareMethod1 class</text:p>
      <text:p text:style-name="P5">this is bright</text:p>
      <text:p text:style-name="P5">this is tight</text:p>
      <text:p text:style-name="P37"/>
      <text:p text:style-name="P1"><text:span text:style-name="T2">Note : Even comments for ‘abstract’ is removed it will work fine</text:span><text:span text:style-name="T5">.</text:span></text:p>
      <text:p text:style-name="P11"/>
      <text:p text:style-name="P11"><text:soft-page-break/></text:p>
      <text:list xml:id="list8892164012006775691" text:style-name="WWNum34">
        <text:list-item>
          <text:p text:style-name="P57"><text:span text:style-name="T2">If in the previous case, if common method will be implemented in the subclass then it will </text:span><text:span text:style-name="T3">overloads</text:span><text:span text:style-name="T2"> the method of superclass.</text:span></text:p>
          <text:p text:style-name="P78"/>
          <text:p text:style-name="P68"><text:span text:style-name="T41">3.<text:tab/></text:span>Multiple inheritance in java<text:span text:style-name="T41"> :</text:span></text:p>
        </text:list-item>
      </text:list>
      <text:list xml:id="list1176647177019464995" text:style-name="L1">
        <text:list-item>
          <text:p text:style-name="P54">Multiple inheritance in java will be done through interfaces. i.e. in java there no multiple inheritance through classes but through interfaces.</text:p>
        </text:list-item>
      </text:list>
      <text:list xml:id="list37467350" text:continue-list="list8892164012006775691" text:style-name="WWNum34">
        <text:list-item>
          <text:p text:style-name="P61">Why the multiple inheritance is done through interfaces in java bcos of DDD (deadly diamond of death) problem in java. Example of DDD is shown below.</text:p>
        </text:list-item>
      </text:list>
      <text:p text:style-name="P45"><draw:frame draw:style-name="fr1" draw:name="graphics1" text:anchor-type="paragraph" svg:width="3.6882in" svg:height="4.0535in" draw:z-index="0"><draw:image xlink:href="Pictures/20000007000026A800002CC1F10ADEF2.svm" xlink:type="simple" xlink:show="embed" xlink:actuate="onLoad"/></draw:frame></text:p>
      <text:p text:style-name="P46"/>
      <text:p text:style-name="P15">In the above diagram we can see that when an object of class ComboDrive is created and burn() is called on it then confusion will occur and it is called as DDD. </text:p>
      <text:list xml:id="list3258287515524383704" text:style-name="WWNum38">
        <text:list-item>
          <text:p text:style-name="P62">But how if a class A want three different methods each from one of three class ?? How one will going to implement that since multiple inheritance is not available. Answer for this question is interface is not here for ‘code reuse’ , its only made for a particular type or context and upon that only everything works in java. And in almost all of the circumstances there are few chances that such scenario take place. </text:p>
        </text:list-item>
      </text:list>
      <text:p text:style-name="P14"/>
      <text:list xml:id="list7747122188354324159" text:style-name="WWNum40">
        <text:list-item>
          <text:p text:style-name="P63">What happens when a class extends a abstract class and implements an interface both having the exactly same abstract method.</text:p>
        </text:list-item>
      </text:list>
      <text:p text:style-name="P14"/>
      <text:p text:style-name="P1"><text:soft-page-break/><text:span text:style-name="T6">package</text:span><text:span text:style-name="T12"> ch9Interfaces;</text:span></text:p>
      <text:p text:style-name="P11"/>
      <text:p text:style-name="P24"><text:span text:style-name="T6">abstract</text:span><text:span text:style-name="T12"> </text:span><text:span text:style-name="T6">class</text:span><text:span text:style-name="T12"> AbstrInterfaceClass1</text:span></text:p>
      <text:p text:style-name="P6">{</text:p>
      <text:p text:style-name="P19"><text:span text:style-name="T12"><text:tab/></text:span><text:span text:style-name="T6">abstract</text:span><text:span text:style-name="T12"> </text:span><text:span text:style-name="T6">void</text:span><text:span text:style-name="T12"> method1();</text:span></text:p>
      <text:p text:style-name="P6">}</text:p>
      <text:p text:style-name="P13"/>
      <text:p text:style-name="P19"><text:span text:style-name="T6">interface</text:span><text:span text:style-name="T12"> AbstrInterfaceClass2</text:span></text:p>
      <text:p text:style-name="P6">{</text:p>
      <text:p text:style-name="P19"><text:span text:style-name="T12"><text:tab/></text:span><text:span text:style-name="T6">void</text:span><text:span text:style-name="T12"> method1();</text:span></text:p>
      <text:p text:style-name="P6">}</text:p>
      <text:p text:style-name="P13"/>
      <text:p text:style-name="P19"><text:span text:style-name="T6">class</text:span><text:span text:style-name="T12"> AbstrInterfaceClass3 </text:span><text:span text:style-name="T6">extends</text:span><text:span text:style-name="T12"> AbstrInterfaceClass1 </text:span><text:span text:style-name="T6">implements</text:span><text:span text:style-name="T12"> AbstrInterfaceClass2</text:span></text:p>
      <text:p text:style-name="P13"/>
      <text:p text:style-name="P6">{</text:p>
      <text:p text:style-name="P19"><text:span text:style-name="T12"><text:tab/></text:span><text:span text:style-name="T6">public</text:span><text:span text:style-name="T12"> </text:span><text:span text:style-name="T6">void</text:span><text:span text:style-name="T12"> method1()</text:span></text:p>
      <text:p text:style-name="P6"><text:tab/>{</text:p>
      <text:p text:style-name="P19"><text:span text:style-name="T12"><text:tab/><text:tab/>System.</text:span><text:span text:style-name="T22">out</text:span><text:span text:style-name="T12">.println(</text:span><text:span text:style-name="T26">"inside method"</text:span><text:span text:style-name="T12">);</text:span></text:p>
      <text:p text:style-name="P6"><text:tab/>}</text:p>
      <text:p text:style-name="P6">}</text:p>
      <text:p text:style-name="P13"/>
      <text:p text:style-name="P19"><text:span text:style-name="T6">public</text:span><text:span text:style-name="T12"> </text:span><text:span text:style-name="T6">class</text:span><text:span text:style-name="T12"> AbstrInterfaceClass </text:span></text:p>
      <text:p text:style-name="P6">{</text:p>
      <text:p text:style-name="P13"/>
      <text:p text:style-name="P19"><text:span text:style-name="T12"><text:tab/></text:span><text:span text:style-name="T6">public</text:span><text:span text:style-name="T12"> </text:span><text:span text:style-name="T6">static</text:span><text:span text:style-name="T12"> </text:span><text:span text:style-name="T6">void</text:span><text:span text:style-name="T12"> main(String[] </text:span><text:span text:style-name="T36">args</text:span><text:span text:style-name="T12">)</text:span></text:p>
      <text:p text:style-name="P6"><text:tab/>{</text:p>
      <text:p text:style-name="P19"><text:span text:style-name="T12"><text:tab/><text:tab/>AbstrInterfaceClass1 </text:span><text:span text:style-name="T36">aic1</text:span><text:span text:style-name="T12"> = </text:span><text:span text:style-name="T6">new</text:span><text:span text:style-name="T12"> AbstrInterfaceClass3();</text:span></text:p>
      <text:p text:style-name="P19"><text:span text:style-name="T12"><text:tab/><text:tab/>AbstrInterfaceClass2 </text:span><text:span text:style-name="T36">aic2</text:span><text:span text:style-name="T12"> = </text:span><text:span text:style-name="T6">new</text:span><text:span text:style-name="T12"> AbstrInterfaceClass3();</text:span></text:p>
      <text:p text:style-name="P6"><text:tab/><text:tab/></text:p>
      <text:p text:style-name="P19"><text:span text:style-name="T12"><text:tab/><text:tab/></text:span><text:span text:style-name="T36">aic1</text:span><text:span text:style-name="T12">.method1();</text:span></text:p>
      <text:p text:style-name="P19"><text:span text:style-name="T12"><text:tab/><text:tab/></text:span><text:span text:style-name="T36">aic2</text:span><text:span text:style-name="T12">.method1();</text:span></text:p>
      <text:p text:style-name="P6"><text:tab/>}</text:p>
      <text:p text:style-name="P6">}</text:p>
      <text:p text:style-name="P6">Output:</text:p>
      <text:p text:style-name="P6">inside method</text:p>
      <text:p text:style-name="P6">inside method</text:p>
      <text:p text:style-name="P16"/>
      <text:list xml:id="list7564539491791748736" text:style-name="WWNum43">
        <text:list-item>
          <text:p text:style-name="P64">One of the advantages for interfaces(also for abstract classes) that although an interface object cannot be created but surely a reference can be created which can be used polymorphically. A simple example shown below.</text:p>
        </text:list-item>
      </text:list>
      <text:p text:style-name="P2"><text:span text:style-name="T6">package</text:span><text:span text:style-name="T12"> ch9Interfaces;</text:span></text:p>
      <text:p text:style-name="P43"/>
      <text:p text:style-name="P2"><text:span text:style-name="T6">interface</text:span><text:span text:style-name="T12"> intfcone</text:span></text:p>
      <text:p text:style-name="P39">{</text:p>
      <text:p text:style-name="P34"><text:span text:style-name="T6">void</text:span><text:span text:style-name="T12"> infmet1();</text:span></text:p>
      <text:p text:style-name="P39">}</text:p>
      <text:p text:style-name="P36"/>
      <text:p text:style-name="P2"><text:span text:style-name="T6">class</text:span><text:span text:style-name="T12"> InterfacePolymorphicNature1 </text:span><text:span text:style-name="T6">implements</text:span><text:span text:style-name="T12"> intfcone</text:span></text:p>
      <text:p text:style-name="P39">{</text:p>
      <text:p text:style-name="P42"><text:span text:style-name="T6">public</text:span><text:span text:style-name="T12"> </text:span><text:span text:style-name="T6">void</text:span><text:span text:style-name="T12"> infmet1()</text:span></text:p>
      <text:p text:style-name="P44">{</text:p>
      <text:p text:style-name="P42"><text:span text:style-name="T12">System.</text:span><text:span text:style-name="T21">out</text:span><text:span text:style-name="T12">.println(</text:span><text:span text:style-name="T26">"inside class 1"</text:span><text:span text:style-name="T12">);</text:span></text:p>
      <text:p text:style-name="P44">}</text:p>
      <text:p text:style-name="P39">}</text:p>
      <text:p text:style-name="P2"><text:span text:style-name="T6">class</text:span><text:span text:style-name="T12"> InterfacePolymorphicNature2 </text:span><text:span text:style-name="T6">implements</text:span><text:span text:style-name="T12"> intfcone</text:span></text:p>
      <text:p text:style-name="P39"><text:soft-page-break/>{</text:p>
      <text:p text:style-name="P42"><text:span text:style-name="T6">public</text:span><text:span text:style-name="T12"> </text:span><text:span text:style-name="T6">void</text:span><text:span text:style-name="T12"> infmet1()</text:span></text:p>
      <text:p text:style-name="P44">{</text:p>
      <text:p text:style-name="P47"><text:span text:style-name="T12">System.</text:span><text:span text:style-name="T21">out</text:span><text:span text:style-name="T12">.println(</text:span><text:span text:style-name="T26">"inside class 2"</text:span><text:span text:style-name="T12">);</text:span></text:p>
      <text:p text:style-name="P48">}</text:p>
      <text:p text:style-name="P38">}</text:p>
      <text:p text:style-name="P35"/>
      <text:p text:style-name="P1"><text:span text:style-name="T6">class</text:span><text:span text:style-name="T12"> InterfacePolymorphicNature3 </text:span><text:span text:style-name="T6">implements</text:span><text:span text:style-name="T12"> intfcone</text:span></text:p>
      <text:p text:style-name="P38">{</text:p>
      <text:p text:style-name="P33"><text:span text:style-name="T12"><text:tab/></text:span><text:span text:style-name="T6">public</text:span><text:span text:style-name="T12"> </text:span><text:span text:style-name="T6">void</text:span><text:span text:style-name="T12"> infmet1()</text:span></text:p>
      <text:p text:style-name="P38"><text:tab/>{</text:p>
      <text:p text:style-name="P33"><text:span text:style-name="T12"><text:tab/><text:tab/>System.</text:span><text:span text:style-name="T21">out</text:span><text:span text:style-name="T12">.println(</text:span><text:span text:style-name="T26">"inside class 3"</text:span><text:span text:style-name="T12">);</text:span></text:p>
      <text:p text:style-name="P38"><text:tab/>}</text:p>
      <text:p text:style-name="P38">}</text:p>
      <text:p text:style-name="P35"/>
      <text:p text:style-name="P1"><text:span text:style-name="T6">public</text:span><text:span text:style-name="T12"> </text:span><text:span text:style-name="T6">class</text:span><text:span text:style-name="T12"> InterfacePolymorphicNature </text:span></text:p>
      <text:p text:style-name="P38">{</text:p>
      <text:p text:style-name="P33"><text:span text:style-name="T12"><text:tab/></text:span><text:span text:style-name="T33">/**</text:span></text:p>
      <text:p text:style-name="P33"><text:span text:style-name="T33"><text:tab/> * </text:span><text:span text:style-name="T34">polymorphic</text:span><text:span text:style-name="T33"> nature of interfaces</text:span></text:p>
      <text:p text:style-name="P41"><text:tab/> */</text:p>
      <text:p text:style-name="P33"><text:span text:style-name="T12"><text:tab/></text:span><text:span text:style-name="T6">public</text:span><text:span text:style-name="T12"> </text:span><text:span text:style-name="T6">static</text:span><text:span text:style-name="T12"> </text:span><text:span text:style-name="T6">void</text:span><text:span text:style-name="T12"> main(String[] args) {</text:span></text:p>
      <text:p text:style-name="P33"><text:span text:style-name="T12"><text:tab/><text:tab/></text:span><text:span text:style-name="T29">// </text:span><text:span text:style-name="T39">TODO</text:span><text:span text:style-name="T29"> Auto-generated method stub</text:span></text:p>
      <text:p text:style-name="P33"><text:span text:style-name="T12"><text:tab/><text:tab/>intfcone inf1 = </text:span><text:span text:style-name="T6">new</text:span><text:span text:style-name="T12"> InterfacePolymorphicNature1();</text:span></text:p>
      <text:p text:style-name="P38"><text:tab/><text:tab/>inf1.infmet1();</text:p>
      <text:p text:style-name="P33"><text:span text:style-name="T12"><text:tab/><text:tab/>intfcone inf2 = </text:span><text:span text:style-name="T6">new</text:span><text:span text:style-name="T12"> InterfacePolymorphicNature2();</text:span></text:p>
      <text:p text:style-name="P38"><text:tab/><text:tab/>inf2.infmet1();</text:p>
      <text:p text:style-name="P33"><text:span text:style-name="T12"><text:tab/><text:tab/>intfcone inf3 = </text:span><text:span text:style-name="T6">new</text:span><text:span text:style-name="T12"> InterfacePolymorphicNature3();</text:span></text:p>
      <text:p text:style-name="P38"><text:tab/><text:tab/>inf3.infmet1();</text:p>
      <text:p text:style-name="P38"><text:tab/>}</text:p>
      <text:p text:style-name="P3">}</text:p>
      <text:p text:style-name="P3">Output: </text:p>
      <text:p text:style-name="P3">inside class 1</text:p>
      <text:p text:style-name="P3">inside class 2</text:p>
      <text:p text:style-name="P3">inside class 3</text:p>
      <text:p text:style-name="P14"/>
      <text:list xml:id="list975441171782961690" text:style-name="WWNum56">
        <text:list-item>
          <text:p text:style-name="P67">Same above program can be rewritten using Strategy pattern as shown below.</text:p>
        </text:list-item>
      </text:list>
      <text:p text:style-name="P37"/>
      <text:p text:style-name="P24"><text:span text:style-name="T6">package</text:span><text:span text:style-name="T12"> ch9Interfaces;</text:span></text:p>
      <text:p text:style-name="P13"/>
      <text:p text:style-name="P19"><text:span text:style-name="T6">interface</text:span><text:span text:style-name="T12"> intfcone1</text:span></text:p>
      <text:p text:style-name="P6">{</text:p>
      <text:p text:style-name="P19"><text:span text:style-name="T12"><text:tab/></text:span><text:span text:style-name="T6">void</text:span><text:span text:style-name="T12"> infmet1();</text:span></text:p>
      <text:p text:style-name="P6">}</text:p>
      <text:p text:style-name="P13"/>
      <text:p text:style-name="P19"><text:span text:style-name="T6">class</text:span><text:span text:style-name="T12"> InterPolStrategyPattern1 </text:span><text:span text:style-name="T6">implements</text:span><text:span text:style-name="T12"> intfcone1</text:span></text:p>
      <text:p text:style-name="P6">{</text:p>
      <text:p text:style-name="P19"><text:span text:style-name="T12"><text:tab/></text:span><text:span text:style-name="T6">public</text:span><text:span text:style-name="T12"> </text:span><text:span text:style-name="T6">void</text:span><text:span text:style-name="T12"> infmet1()</text:span></text:p>
      <text:p text:style-name="P6"><text:tab/>{</text:p>
      <text:p text:style-name="P19"><text:span text:style-name="T12"><text:tab/><text:tab/>System.</text:span><text:span text:style-name="T21">out</text:span><text:span text:style-name="T12">.println(</text:span><text:span text:style-name="T26">"inside class 1"</text:span><text:span text:style-name="T12">);</text:span></text:p>
      <text:p text:style-name="P6"><text:tab/>}</text:p>
      <text:p text:style-name="P6">}</text:p>
      <text:p text:style-name="P19"><text:span text:style-name="T6">class</text:span><text:span text:style-name="T12"> InterPolStrategyPattern2 </text:span><text:span text:style-name="T6">implements</text:span><text:span text:style-name="T12"> intfcone1</text:span></text:p>
      <text:p text:style-name="P6">{</text:p>
      <text:p text:style-name="P19"><text:span text:style-name="T12"><text:tab/></text:span><text:span text:style-name="T6">public</text:span><text:span text:style-name="T12"> </text:span><text:span text:style-name="T6">void</text:span><text:span text:style-name="T12"> infmet1()</text:span></text:p>
      <text:p text:style-name="P6"><text:tab/>{</text:p>
      <text:p text:style-name="P19"><text:span text:style-name="T12"><text:tab/><text:tab/>System.</text:span><text:span text:style-name="T21">out</text:span><text:span text:style-name="T12">.println(</text:span><text:span text:style-name="T26">"inside class 2"</text:span><text:span text:style-name="T12">);</text:span></text:p>
      <text:p text:style-name="P6"><text:tab/>}</text:p>
      <text:p text:style-name="P6"><text:soft-page-break/>}</text:p>
      <text:p text:style-name="P13"/>
      <text:p text:style-name="P19"><text:span text:style-name="T6">class</text:span><text:span text:style-name="T12"> InterPolStrategyPattern3 </text:span><text:span text:style-name="T6">implements</text:span><text:span text:style-name="T12"> intfcone1</text:span></text:p>
      <text:p text:style-name="P6">{</text:p>
      <text:p text:style-name="P19"><text:span text:style-name="T12"><text:tab/></text:span><text:span text:style-name="T6">public</text:span><text:span text:style-name="T12"> </text:span><text:span text:style-name="T6">void</text:span><text:span text:style-name="T12"> infmet1()</text:span></text:p>
      <text:p text:style-name="P6"><text:tab/>{</text:p>
      <text:p text:style-name="P19"><text:span text:style-name="T12"><text:tab/><text:tab/>System.</text:span><text:span text:style-name="T21">out</text:span><text:span text:style-name="T12">.println(</text:span><text:span text:style-name="T26">"inside class 3"</text:span><text:span text:style-name="T12">);</text:span></text:p>
      <text:p text:style-name="P6"><text:tab/>}</text:p>
      <text:p text:style-name="P6">}</text:p>
      <text:p text:style-name="P13"/>
      <text:p text:style-name="P19"><text:span text:style-name="T6">class</text:span><text:span text:style-name="T12"> StrategyClass</text:span></text:p>
      <text:p text:style-name="P6">{</text:p>
      <text:p text:style-name="P19"><text:span text:style-name="T12"><text:tab/></text:span><text:span text:style-name="T6">void</text:span><text:span text:style-name="T12"> strategyMethod(intfcone1 inf)</text:span></text:p>
      <text:p text:style-name="P6"><text:tab/>{</text:p>
      <text:p text:style-name="P6"><text:tab/><text:tab/>inf.infmet1();</text:p>
      <text:p text:style-name="P6"><text:tab/>}</text:p>
      <text:p text:style-name="P6">}</text:p>
      <text:p text:style-name="P13"/>
      <text:p text:style-name="P19"><text:span text:style-name="T6">public</text:span><text:span text:style-name="T12"> </text:span><text:span text:style-name="T6">class</text:span><text:span text:style-name="T12"> InterPolStrategyPattern </text:span></text:p>
      <text:p text:style-name="P6">{</text:p>
      <text:p text:style-name="P19"><text:span text:style-name="T12"><text:tab/></text:span><text:span text:style-name="T33">/**</text:span></text:p>
      <text:p text:style-name="P19"><text:span text:style-name="T33"><text:tab/> * </text:span><text:span text:style-name="T33">polymorphic</text:span><text:span text:style-name="T33"> nature of interfaces using strategy pattern</text:span></text:p>
      <text:p text:style-name="P21"><text:tab/> */</text:p>
      <text:p text:style-name="P19"><text:span text:style-name="T12"><text:tab/></text:span><text:span text:style-name="T6">public</text:span><text:span text:style-name="T12"> </text:span><text:span text:style-name="T6">static</text:span><text:span text:style-name="T12"> </text:span><text:span text:style-name="T6">void</text:span><text:span text:style-name="T12"> main(String[] args) {</text:span></text:p>
      <text:p text:style-name="P19"><text:span text:style-name="T12"><text:tab/><text:tab/></text:span><text:span text:style-name="T29">// </text:span><text:span text:style-name="T39">TODO</text:span><text:span text:style-name="T29"> Auto-generated method stub</text:span></text:p>
      <text:p text:style-name="P19"><text:span text:style-name="T12"><text:tab/><text:tab/>InterPolStrategyPattern1 inf1 = </text:span><text:span text:style-name="T6">new</text:span><text:span text:style-name="T12"> InterPolStrategyPattern1();</text:span></text:p>
      <text:p text:style-name="P19"><text:span text:style-name="T12"><text:tab/><text:tab/>InterPolStrategyPattern2 inf2 = </text:span><text:span text:style-name="T6">new</text:span><text:span text:style-name="T12"> InterPolStrategyPattern2();</text:span></text:p>
      <text:p text:style-name="P19"><text:span text:style-name="T12"><text:tab/><text:tab/>InterPolStrategyPattern3 inf3 = </text:span><text:span text:style-name="T6">new</text:span><text:span text:style-name="T12"> InterPolStrategyPattern3();</text:span></text:p>
      <text:p text:style-name="P19"><text:span text:style-name="T12"><text:tab/><text:tab/>StrategyClass strg = </text:span><text:span text:style-name="T6">new</text:span><text:span text:style-name="T12"> StrategyClass();</text:span></text:p>
      <text:p text:style-name="P6"><text:tab/><text:tab/>strg.strategyMethod(inf1);</text:p>
      <text:p text:style-name="P6"><text:tab/><text:tab/>strg.strategyMethod(inf2);</text:p>
      <text:p text:style-name="P6"><text:tab/><text:tab/>strg.strategyMethod(inf3);</text:p>
      <text:p text:style-name="P13"/>
      <text:p text:style-name="P6"><text:tab/>}</text:p>
      <text:p text:style-name="P6">}</text:p>
      <text:p text:style-name="P4">Output: </text:p>
      <text:p text:style-name="P3">inside class 1</text:p>
      <text:p text:style-name="P3">inside class 2</text:p>
      <text:p text:style-name="P3">inside class 3</text:p>
      <text:p text:style-name="P14"/>
      <text:p text:style-name="P1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Arial2" svg:font-family="Arial"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yant Joshi</meta:initial-creator>
    <meta:creation-date>2016-07-28T19:02:28.67</meta:creation-date>
    <dc:date>2016-09-02T17:29:08.07</dc:date>
    <dc:creator>Jayant Joshi</dc:creator>
    <meta:editing-duration>PT1H59M</meta:editing-duration>
    <meta:editing-cycles>23</meta:editing-cycles>
    <meta:generator>OpenOffice/4.1.2$Win32 OpenOffice.org_project/412m3$Build-9782</meta:generator>
    <meta:document-statistic meta:table-count="0" meta:image-count="1" meta:object-count="0" meta:page-count="9" meta:paragraph-count="326" meta:word-count="1566" meta:character-count="10711"/>
  </office:meta>
</office:document-meta>
</file>